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ans_2.ttf" manifest:media-type="application/x-font-ttf"/>
  <manifest:file-entry manifest:full-path="Fonts/Font_PT_Astra_Serif_1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Fonts/Font_Source_Code_Pro_1.ttf" manifest:media-type="application/x-font-ttf"/>
  <manifest:file-entry manifest:full-path="Fonts/Font_Source_Code_Pro_2.ttf" manifest:media-type="application/x-font-ttf"/>
  <manifest:file-entry manifest:full-path="Fonts/Font_Source_Code_Pro_3.ttf" manifest:media-type="application/x-font-ttf"/>
  <manifest:file-entry manifest:full-path="Fonts/Font_Source_Code_Pro_4.ttf" manifest:media-type="application/x-font-ttf"/>
  <manifest:file-entry manifest:full-path="Fonts/Font_Tahoma_1.ttf" manifest:media-type="application/x-font-ttf"/>
  <manifest:file-entry manifest:full-path="Fonts/Font_Tahoma_2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/>
    <style:font-face style:name="GTEestiPro" svg:font-family="GTEestiPro, Arial, sans-serif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  <svg:font-face-uri xlink:href="Fonts/Font_Lohit_Devanagari_1.ttf" xlink:type="simple" loext:font-style="normal" loext:font-weight="bold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 Sans" svg:font-family="'Open Sans', OpenSans, Arial, sans-serif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1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" svg:font-family="'Source Code Pro'" style:font-family-generic="modern" style:font-pitch="fixed">
      <svg:font-face-src>
        <svg:font-face-uri xlink:href="Fonts/Font_Source_Code_Pro_1.ttf" xlink:type="simple" loext:font-style="normal" loext:font-weight="normal">
          <svg:font-face-format svg:string="truetype"/>
        </svg:font-face-uri>
        <svg:font-face-uri xlink:href="Fonts/Font_Source_Code_Pro_2.ttf" xlink:type="simple" loext:font-style="normal" loext:font-weight="bold">
          <svg:font-face-format svg:string="truetype"/>
        </svg:font-face-uri>
        <svg:font-face-uri xlink:href="Fonts/Font_Source_Code_Pro_3.ttf" xlink:type="simple" loext:font-style="italic" loext:font-weight="normal">
          <svg:font-face-format svg:string="truetype"/>
        </svg:font-face-uri>
        <svg:font-face-uri xlink:href="Fonts/Font_Source_Code_Pro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wiss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rsid="003f1ca2" officeooo:paragraph-rsid="003f1ca2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3f1ca2" officeooo:paragraph-rsid="003f1ca2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paragraph-properties fo:line-height="150%" fo:text-align="center" style:justify-single-word="false"/>
      <style:text-properties fo:language="ru" fo:country="RU" officeooo:rsid="006a0c0c" officeooo:paragraph-rsid="006a0c0c"/>
    </style:style>
    <style:style style:name="P7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paragraph-rsid="00160dc7"/>
    </style:style>
    <style:style style:name="P8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rsid="00160dc7" officeooo:paragraph-rsid="00328e42"/>
    </style:style>
    <style:style style:name="P9" style:family="paragraph" style:parent-style-name="Text_20_body">
      <style:paragraph-properties fo:line-height="100%"/>
    </style:style>
    <style:style style:name="P10" style:family="paragraph" style:parent-style-name="Text_20_body">
      <style:paragraph-properties fo:line-height="100%" fo:text-align="center" style:justify-single-word="false"/>
    </style:style>
    <style:style style:name="P11" style:family="paragraph" style:parent-style-name="Text_20_body">
      <style:paragraph-properties fo:line-height="100%" fo:text-align="center" style:justify-single-word="false"/>
      <style:text-properties officeooo:paragraph-rsid="00595699"/>
    </style:style>
    <style:style style:name="P12" style:family="paragraph" style:parent-style-name="Text_20_body">
      <style:paragraph-properties fo:line-height="100%" fo:text-align="center" style:justify-single-word="false"/>
      <style:text-properties officeooo:paragraph-rsid="003f1ca2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16" style:family="paragraph" style:parent-style-name="Text_20_body">
      <style:text-properties officeooo:paragraph-rsid="000ccc5e"/>
    </style:style>
    <style:style style:name="P17" style:family="paragraph" style:parent-style-name="Heading_20_1" style:list-style-name="" style:master-page-name="">
      <style:paragraph-properties fo:margin-left="0cm" fo:margin-right="0cm" fo:text-align="center" style:justify-single-word="false" style:register-true="false" fo:text-indent="0cm" style:auto-text-indent="false" style:page-number="auto" fo:break-before="page" fo:keep-with-next="always"/>
      <style:text-properties style:font-name="PT Astra Serif1" fo:font-size="14pt" fo:font-weight="bold" officeooo:paragraph-rsid="0053f621" style:font-name-asian="Tahoma1" style:font-size-asian="14pt" style:font-weight-asian="bold" style:font-name-complex="Lohit Devanagari1" style:font-size-complex="14pt" style:font-weight-complex="bold"/>
    </style:style>
    <style:style style:name="P18" style:family="paragraph" style:parent-style-name="Text_20_body">
      <style:text-properties fo:font-weight="bold" officeooo:rsid="005646c9" officeooo:paragraph-rsid="00579f9b" style:font-weight-asian="bold" style:font-weight-complex="bold"/>
    </style:style>
    <style:style style:name="P19" style:family="paragraph" style:parent-style-name="Text_20_body">
      <style:text-properties officeooo:rsid="005646c9" officeooo:paragraph-rsid="00579f9b"/>
    </style:style>
    <style:style style:name="P20" style:family="paragraph" style:parent-style-name="Text_20_body">
      <style:paragraph-properties fo:text-indent="0cm" style:auto-text-indent="false"/>
      <style:text-properties officeooo:paragraph-rsid="00560755"/>
    </style:style>
    <style:style style:name="P21" style:family="paragraph" style:parent-style-name="Text_20_body">
      <style:text-properties officeooo:paragraph-rsid="00451c94"/>
    </style:style>
    <style:style style:name="P22" style:family="paragraph" style:parent-style-name="Standard">
      <style:paragraph-properties fo:margin-right="0cm" fo:line-height="150%" fo:text-align="justify" style:justify-single-word="false" fo:text-indent="0cm" style:auto-text-indent="false"/>
      <style:text-properties officeooo:paragraph-rsid="00451c94"/>
    </style:style>
    <style:style style:name="P23" style:family="paragraph" style:parent-style-name="Text_20_body">
      <style:paragraph-properties fo:text-indent="0cm" style:auto-text-indent="false"/>
      <style:text-properties officeooo:paragraph-rsid="00451c94"/>
    </style:style>
    <style:style style:name="P24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646c9"/>
    </style:style>
    <style:style style:name="P25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79f9b"/>
    </style:style>
    <style:style style:name="P26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b5ee3" officeooo:paragraph-rsid="005b5ee3"/>
    </style:style>
    <style:style style:name="P27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79f9b" officeooo:paragraph-rsid="00579f9b"/>
    </style:style>
    <style:style style:name="P28" style:family="paragraph" style:parent-style-name="Standard">
      <loext:graphic-properties draw:fill="none" draw:fill-color="#ffffff"/>
      <style:paragraph-properties fo:margin-right="0cm" fo:margin-top="0cm" fo:margin-bottom="0cm" style:contextual-spacing="true" fo:line-height="150%" fo:text-align="justify" style:justify-single-word="false" fo:hyphenation-ladder-count="no-limit" fo:hyphenation-keep="auto" loext:hyphenation-keep-type="column" fo:text-indent="1.251cm" style:auto-text-indent="false" fo:background-color="transparent">
        <style:tab-stops>
          <style:tab-stop style:position="1cm"/>
          <style:tab-stop style:position="2.251cm"/>
        </style:tab-stops>
      </style:paragraph-properties>
      <style:text-properties officeooo:paragraph-rsid="00437e0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Heading_20_1">
      <style:paragraph-properties fo:break-before="page"/>
      <style:text-properties officeooo:paragraph-rsid="006120e9"/>
    </style:style>
    <style:style style:name="P30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  <style:text-properties officeooo:paragraph-rsid="005089af"/>
    </style:style>
    <style:style style:name="P31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paragraph-rsid="00619a10"/>
    </style:style>
    <style:style style:name="P3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71e39f"/>
    </style:style>
    <style:style style:name="P33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</style:style>
    <style:style style:name="P34" style:family="paragraph" style:parent-style-name="Text_20_body">
      <style:paragraph-properties fo:text-align="justify" style:justify-single-word="false"/>
      <style:text-properties officeooo:paragraph-rsid="00619a10"/>
    </style:style>
    <style:style style:name="P35" style:family="paragraph" style:parent-style-name="Text_20_body" style:master-page-name="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 style:page-number="auto"/>
      <style:text-properties officeooo:paragraph-rsid="0075e746"/>
    </style:style>
    <style:style style:name="P36" style:family="paragraph" style:parent-style-name="Text_20_body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officeooo:paragraph-rsid="0075e746"/>
    </style:style>
    <style:style style:name="P37" style:family="paragraph" style:parent-style-name="Text_20_body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officeooo:paragraph-rsid="0074863c"/>
    </style:style>
    <style:style style:name="P38" style:family="paragraph" style:parent-style-name="Text_20_body">
      <style:text-properties officeooo:paragraph-rsid="0074863c"/>
    </style:style>
    <style:style style:name="P39" style:family="paragraph" style:parent-style-name="Text_20_body">
      <style:text-properties officeooo:paragraph-rsid="006d958e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2">
      <style:text-properties officeooo:paragraph-rsid="00700773"/>
    </style:style>
    <style:style style:name="P42" style:family="paragraph" style:parent-style-name="Text_20_body">
      <style:text-properties officeooo:paragraph-rsid="00700773"/>
    </style:style>
    <style:style style:name="P43" style:family="paragraph" style:parent-style-name="Text_20_body">
      <style:paragraph-properties fo:text-align="justify" style:justify-single-word="false"/>
    </style:style>
    <style:style style:name="P44" style:family="paragraph" style:parent-style-name="Text_20_body">
      <style:paragraph-properties fo:text-align="justify" style:justify-single-word="false"/>
      <style:text-properties officeooo:paragraph-rsid="0068bfa7"/>
    </style:style>
    <style:style style:name="P45" style:family="paragraph" style:parent-style-name="Heading_20_1">
      <style:paragraph-properties fo:break-before="page"/>
      <style:text-properties officeooo:paragraph-rsid="006bbcd6"/>
    </style:style>
    <style:style style:name="P46" style:family="paragraph" style:parent-style-name="Text_20_body" style:list-style-name="L1"/>
    <style:style style:name="P47" style:family="paragraph" style:parent-style-name="Text_20_body" style:list-style-name="L1">
      <style:text-properties officeooo:paragraph-rsid="0075e746"/>
    </style:style>
    <style:style style:name="P48" style:family="paragraph" style:parent-style-name="Text_20_body">
      <style:text-properties officeooo:paragraph-rsid="0075e746"/>
    </style:style>
    <style:style style:name="P49" style:family="paragraph" style:parent-style-name="Листинг">
      <style:text-properties officeooo:paragraph-rsid="0076e680"/>
    </style:style>
    <style:style style:name="P50" style:family="paragraph" style:parent-style-name="Standard">
      <style:text-properties style:font-name="Source Code Pro" fo:font-size="10pt" style:font-size-asian="10pt" style:font-size-complex="10pt"/>
    </style:style>
    <style:style style:name="P51" style:family="paragraph" style:parent-style-name="Листинг">
      <loext:graphic-properties draw:fill="solid" draw:fill-color="#ffffff" draw:opacity="100%"/>
      <style:paragraph-properties ch2_options="{'Style': 'vs', 'Language': 'C#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officeooo:paragraph-rsid="0076e680"/>
    </style:style>
    <style:style style:name="T1" style:family="text">
      <style:text-properties style:language-asian="ja" style:country-asian="JP"/>
    </style:style>
    <style:style style:name="T2" style:family="text">
      <style:text-properties officeooo:rsid="00597635"/>
    </style:style>
    <style:style style:name="T3" style:family="text">
      <style:text-properties officeooo:rsid="0068bfa7"/>
    </style:style>
    <style:style style:name="T4" style:family="text">
      <style:text-properties officeooo:rsid="003f1ca2"/>
    </style:style>
    <style:style style:name="T5" style:family="text">
      <style:text-properties officeooo:rsid="00328e42"/>
    </style:style>
    <style:style style:name="T6" style:family="text">
      <style:text-properties officeooo:rsid="0044d62f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3f1ca2" style:font-style-asian="normal" style:font-style-complex="normal"/>
    </style:style>
    <style:style style:name="T9" style:family="text">
      <style:text-properties fo:font-style="normal" officeooo:rsid="000ccc5e" style:font-style-asian="normal" style:font-style-complex="normal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normal" officeooo:rsid="006d958e"/>
    </style:style>
    <style:style style:name="T12" style:family="text">
      <style:text-properties officeooo:rsid="006d958e"/>
    </style:style>
    <style:style style:name="T13" style:family="text">
      <style:text-properties officeooo:rsid="005e438b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officeooo:rsid="0071e39f" style:font-weight-asian="normal" style:font-weight-complex="normal"/>
    </style:style>
    <style:style style:name="T16" style:family="text">
      <style:text-properties officeooo:rsid="0061f510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officeooo:rsid="005646c9" style:font-size-asian="14pt" style:font-size-complex="14pt"/>
    </style:style>
    <style:style style:name="T20" style:family="text">
      <style:text-properties fo:font-size="14pt" officeooo:rsid="005e438b" style:font-size-asian="14pt" style:font-size-complex="14pt"/>
    </style:style>
    <style:style style:name="T21" style:family="text">
      <style:text-properties fo:font-size="14pt" officeooo:rsid="0068bfa7" style:font-size-asian="14pt" style:font-size-complex="14pt"/>
    </style:style>
    <style:style style:name="T22" style:family="text">
      <style:text-properties fo:font-size="14pt" fo:font-weight="bold" officeooo:rsid="005646c9" style:font-size-asian="14pt" style:font-weight-asian="bold" style:font-size-complex="14pt" style:font-weight-complex="bold"/>
    </style:style>
    <style:style style:name="T23" style:family="text">
      <style:text-properties fo:font-size="14pt" fo:font-weight="normal" style:font-size-asian="14pt" style:font-weight-asian="normal" style:font-size-complex="14pt" style:font-weight-complex="normal"/>
    </style:style>
    <style:style style:name="T24" style:family="text">
      <style:text-properties fo:font-size="14pt" officeooo:rsid="0071e39f" style:font-size-asian="14pt" style:font-size-complex="14pt"/>
    </style:style>
    <style:style style:name="T25" style:family="text">
      <style:text-properties fo:font-size="14pt" officeooo:rsid="00579f9b" style:font-size-asian="14pt" style:font-size-complex="14pt"/>
    </style:style>
    <style:style style:name="T26" style:family="text">
      <style:text-properties fo:font-size="14pt" officeooo:rsid="005c6d41" style:font-size-asian="14pt" style:font-size-complex="14pt"/>
    </style:style>
    <style:style style:name="T27" style:family="text">
      <style:text-properties fo:font-size="14pt" officeooo:rsid="005b5884" style:font-size-asian="14pt" style:font-size-complex="14pt"/>
    </style:style>
    <style:style style:name="T28" style:family="text">
      <style:text-properties fo:font-size="14pt" officeooo:rsid="005b5ee3" style:font-size-asian="14pt" style:font-size-complex="14pt"/>
    </style:style>
    <style:style style:name="T29" style:family="text">
      <style:text-properties fo:font-size="14pt" fo:font-style="normal" fo:font-weight="bold" officeooo:rsid="000ccc5e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font-size="14pt" fo:font-style="normal" officeooo:rsid="000ccc5e" style:font-size-asian="14pt" style:font-style-asian="normal" style:font-size-complex="14pt" style:font-style-complex="normal" style:font-weight-complex="bold"/>
    </style:style>
    <style:style style:name="T31" style:family="text">
      <style:text-properties fo:font-size="14pt" fo:font-style="normal" officeooo:rsid="005e438b" style:font-size-asian="14pt" style:font-style-asian="normal" style:font-size-complex="14pt" style:font-style-complex="normal" style:font-weight-complex="bold"/>
    </style:style>
    <style:style style:name="T32" style:family="text">
      <style:text-properties fo:font-size="14pt" fo:font-style="normal" officeooo:rsid="005f4599" style:font-size-asian="14pt" style:font-style-asian="normal" style:font-size-complex="14pt" style:font-style-complex="normal" style:font-weight-complex="bold"/>
    </style:style>
    <style:style style:name="T33" style:family="text">
      <style:text-properties officeooo:rsid="00595699"/>
    </style:style>
    <style:style style:name="T34" style:family="text">
      <style:text-properties fo:font-size="14pt" fo:font-style="normal" style:font-size-asian="14pt" style:font-style-asian="normal" style:font-size-complex="14pt" style:font-style-complex="normal"/>
    </style:style>
    <style:style style:name="T35" style:family="text">
      <style:text-properties fo:font-size="14pt" fo:font-style="normal" officeooo:rsid="00117c24" style:font-size-asian="14pt" style:font-style-asian="normal" style:font-size-complex="14pt" style:font-style-complex="normal"/>
    </style:style>
    <style:style style:name="T36" style:family="text">
      <style:text-properties fo:font-size="14pt" fo:font-style="normal" officeooo:rsid="0041df98" style:font-size-asian="14pt" style:font-style-asian="normal" style:font-size-complex="14pt" style:font-style-complex="normal"/>
    </style:style>
    <style:style style:name="T37" style:family="text">
      <style:text-properties style:font-name="PT Astra Serif1" fo:font-size="14pt" fo:font-style="normal" fo:font-weight="bold" officeooo:rsid="0041df98" style:font-name-asian="Tahoma1" style:font-size-asian="14pt" style:font-style-asian="normal" style:font-weight-asian="bold" style:font-name-complex="Lohit Devanagari1" style:font-size-complex="14pt" style:font-style-complex="normal" style:font-weight-complex="bold"/>
    </style:style>
    <style:style style:name="T38" style:family="text">
      <style:text-properties fo:font-style="normal" officeooo:rsid="0068bfa7" style:font-size-asian="10.5pt" style:font-style-asian="normal" style:font-style-complex="normal"/>
    </style:style>
    <style:style style:name="T39" style:family="text">
      <style:text-properties fo:font-style="normal" officeooo:rsid="005e438b" style:font-size-asian="10.5pt" style:font-style-asian="normal" style:font-style-complex="normal"/>
    </style:style>
    <style:style style:name="T40" style:family="text">
      <style:text-properties fo:font-style="normal" officeooo:rsid="0068bfa7" style:font-style-asian="normal" style:font-style-complex="normal"/>
    </style:style>
    <style:style style:name="T41" style:family="text">
      <style:text-properties fo:font-style="normal" officeooo:rsid="0071e39f" style:font-style-asian="normal" style:font-style-complex="normal"/>
    </style:style>
    <style:style style:name="T42" style:family="text">
      <style:text-properties fo:font-style="normal" officeooo:rsid="00117c24" style:font-style-asian="normal" style:font-style-complex="normal"/>
    </style:style>
    <style:style style:name="T43" style:family="text">
      <style:text-properties fo:font-style="normal" officeooo:rsid="001077b6" style:font-style-asian="normal" style:font-style-complex="normal"/>
    </style:style>
    <style:style style:name="T44" style:family="text">
      <style:text-properties fo:font-style="normal" officeooo:rsid="00579f9b" style:font-style-asian="normal" style:font-style-complex="normal"/>
    </style:style>
    <style:style style:name="T45" style:family="text">
      <style:text-properties fo:font-style="normal" officeooo:rsid="0061f510" style:font-style-asian="normal" style:font-style-complex="normal"/>
    </style:style>
    <style:style style:name="T46" style:family="text">
      <style:text-properties style:font-name="PT Astra Serif1" fo:font-size="14pt" fo:font-weight="bold" style:font-name-asian="Tahoma1" style:font-size-asian="14pt" style:font-weight-asian="bold" style:font-name-complex="Lohit Devanagari1" style:font-size-complex="14pt" style:font-weight-complex="bold"/>
    </style:style>
    <style:style style:name="T47" style:family="text">
      <style:text-properties style:font-name="PT Astra Serif1" fo:font-size="14pt" fo:font-weight="bold" officeooo:rsid="00579f9b" style:font-name-asian="Tahoma1" style:font-size-asian="14pt" style:font-weight-asian="bold" style:font-name-complex="Lohit Devanagari1" style:font-size-complex="14pt" style:font-weight-complex="bold"/>
    </style:style>
    <style:style style:name="T48" style:family="text">
      <style:text-properties fo:font-style="normal" officeooo:rsid="00619a10" style:font-style-asian="normal" style:font-style-complex="normal"/>
    </style:style>
    <style:style style:name="T49" style:family="text">
      <style:text-properties fo:language="ru" fo:country="RU" fo:font-style="normal" officeooo:rsid="00619a10" style:font-style-asian="normal" style:font-style-complex="normal"/>
    </style:style>
    <style:style style:name="T50" style:family="text">
      <style:text-properties fo:language="ru" fo:country="RU" fo:font-style="normal" officeooo:rsid="0075e746" style:font-style-asian="normal" style:font-style-complex="normal"/>
    </style:style>
    <style:style style:name="T51" style:family="text">
      <style:text-properties fo:font-style="normal" style:font-size-asian="10.5pt" style:font-style-asian="normal" style:font-style-complex="normal"/>
    </style:style>
    <style:style style:name="T52" style:family="text">
      <style:text-properties fo:font-variant="normal" fo:text-transform="none" fo:letter-spacing="normal" fo:font-style="normal" fo:font-weight="bold" officeooo:rsid="00619a10" style:font-style-asian="normal" style:font-weight-asian="bold" style:font-style-complex="normal" style:font-weight-complex="bold"/>
    </style:style>
    <style:style style:name="T53" style:family="text">
      <style:text-properties fo:font-variant="normal" fo:text-transform="none" fo:letter-spacing="normal" fo:font-style="normal" fo:font-weight="normal" officeooo:rsid="00619a10" style:font-style-asian="normal" style:font-style-complex="normal"/>
    </style:style>
    <style:style style:name="T54" style:family="text">
      <style:text-properties fo:font-variant="normal" fo:text-transform="none" fo:letter-spacing="normal" fo:font-style="normal" officeooo:rsid="00619a10" style:font-style-asian="normal" style:font-style-complex="normal"/>
    </style:style>
    <style:style style:name="T55" style:family="text">
      <style:text-properties fo:font-variant="normal" fo:text-transform="none" fo:letter-spacing="normal" fo:font-style="normal" fo:font-weight="normal" officeooo:rsid="006d958e" style:font-style-asian="normal" style:font-style-complex="normal"/>
    </style:style>
    <style:style style:name="T56" style:family="text">
      <style:text-properties fo:font-variant="normal" fo:text-transform="none" fo:letter-spacing="normal" fo:font-style="normal" officeooo:rsid="006d958e" style:font-style-asian="normal" style:font-style-complex="normal"/>
    </style:style>
    <style:style style:name="T57" style:family="text">
      <style:text-properties officeooo:rsid="005c6d41"/>
    </style:style>
    <style:style style:name="T58" style:family="text">
      <style:text-properties officeooo:rsid="00700773"/>
    </style:style>
    <style:style style:name="T59" style:family="text">
      <style:text-properties fo:font-style="normal" officeooo:rsid="004295eb" style:font-style-asian="normal" style:font-style-complex="normal"/>
    </style:style>
    <style:style style:name="T60" style:family="text">
      <style:text-properties officeooo:rsid="0066ab2f"/>
    </style:style>
    <style:style style:name="T61" style:family="text">
      <style:text-properties fo:language="en" fo:country="US" officeooo:rsid="0066ab2f"/>
    </style:style>
    <style:style style:name="T62" style:family="text">
      <style:text-properties fo:language="ru" fo:country="RU" officeooo:rsid="0066ab2f"/>
    </style:style>
    <style:style style:name="T63" style:family="text">
      <style:text-properties fo:language="en" fo:country="US"/>
    </style:style>
    <style:style style:name="T64" style:family="text">
      <style:text-properties fo:font-style="normal" officeooo:rsid="0066ab2f" style:font-style-asian="normal" style:font-style-complex="normal"/>
    </style:style>
    <style:style style:name="T65" style:family="text">
      <style:text-properties fo:font-style="normal" officeooo:rsid="004788e2" style:font-style-asian="normal" style:font-style-complex="normal"/>
    </style:style>
    <style:style style:name="T66" style:family="text">
      <style:text-properties fo:language="ru" fo:country="RU" fo:font-weight="normal" style:font-weight-asian="normal" style:font-weight-complex="normal"/>
    </style:style>
    <style:style style:name="T67" style:family="text">
      <style:text-properties fo:language="en" fo:country="US" fo:font-weight="normal" style:font-weight-asian="normal" style:font-weight-complex="normal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language="ru" fo:country="RU" fo:font-weight="normal" officeooo:rsid="0075e746" style:font-weight-asian="normal" style:font-weight-complex="normal"/>
    </style:style>
    <style:style style:name="T70" style:family="text">
      <style:text-properties officeooo:rsid="0041df98"/>
    </style:style>
    <style:style style:name="T71" style:family="text">
      <style:text-properties fo:language="en" fo:country="US" fo:font-style="normal" officeooo:rsid="0076e680" style:font-style-asian="normal" style:font-style-complex="normal"/>
    </style:style>
    <style:style style:name="T72" style:family="text">
      <style:text-properties fo:language="en" fo:country="US" fo:font-style="normal" officeooo:rsid="008b90f5" style:font-style-asian="normal" style:font-style-complex="normal"/>
    </style:style>
    <style:style style:name="T73" style:family="text">
      <style:text-properties style:font-name="Source Code Pro" fo:font-size="10pt" fo:font-style="normal" style:font-size-asian="10pt" style:font-style-asian="normal" style:font-size-complex="10pt" style:font-style-complex="normal"/>
    </style:style>
    <style:style style:name="T74" style:family="text">
      <style:text-properties style:font-name="Source Code Pro" fo:font-size="10pt" fo:language="zxx" fo:country="none" fo:font-style="normal" style:font-size-asian="10pt" style:font-style-asian="normal" style:font-size-complex="10pt" style:font-style-complex="normal"/>
    </style:style>
    <style:style style:name="T75" style:family="text">
      <style:text-properties fo:color="#008000" loext:opacity="100%" fo:font-size="12pt" fo:language="zxx" fo:country="none" fo:font-style="normal" style:text-underline-style="none" fo:font-weight="normal" fo:background-color="transparent" loext:char-shading-value="0"/>
    </style:style>
    <style:style style:name="T76" style:family="text">
      <style:text-properties style:font-name="Source Code Pro" fo:font-size="10pt" fo:language="zxx" fo:country="none" style:font-size-asian="10pt" style:font-size-complex="10pt"/>
    </style:style>
    <style:style style:name="T77" style:family="text">
      <style:text-properties fo:color="#008000" loext:opacity="100%" fo:font-size="12pt" fo:language="zxx" fo:country="none" fo:font-style="normal" style:text-underline-style="none" fo:font-weight="bold" officeooo:rsid="0076e680" fo:background-color="transparent" loext:char-shading-value="0" style:font-style-asian="normal" style:font-weight-asian="bold" style:font-style-complex="normal" style:font-weight-complex="bold"/>
    </style:style>
    <style:style style:name="T78" style:family="text">
      <style:text-properties fo:color="#000000" loext:opacity="100%" fo:language="zxx" fo:country="none" fo:font-style="normal" style:text-underline-style="none" fo:font-weight="bold" officeooo:rsid="0076e680" fo:background-color="transparent" loext:char-shading-value="0" style:font-style-asian="normal" style:font-weight-asian="bold" style:font-style-complex="normal" style:font-weight-complex="bold"/>
    </style:style>
    <style:style style:name="T79" style:family="text">
      <style:text-properties fo:color="#000000" loext:opacity="100%" fo:language="zxx" fo:country="none" fo:font-style="normal" style:text-underline-style="none" fo:font-weight="normal" officeooo:rsid="0076e680" fo:background-color="transparent" loext:char-shading-value="0" style:font-style-asian="normal" style:font-style-complex="normal"/>
    </style:style>
    <style:style style:name="T80" style:family="text">
      <style:text-properties fo:color="#008000" loext:opacity="100%" fo:font-size="14pt" fo:language="zxx" fo:country="none" fo:font-style="normal" style:text-underline-style="none" fo:font-weight="normal" officeooo:rsid="0076e680" fo:background-color="transparent" loext:char-shading-value="0" style:font-style-asian="normal" style:font-style-complex="normal"/>
    </style:style>
    <style:style style:name="T81" style:family="text">
      <style:text-properties style:font-name="Source Code Pro" fo:font-size="10pt" fo:language="zxx" fo:country="none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2" style:family="text">
      <style:text-properties style:font-name="Source Code Pr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1">Министерство образования, науки и молодежной политики</text:p>
      <text:p text:style-name="P2">Краснодарского края</text:p>
      <text:p text:style-name="P3">Государственное бюджетное профессиональное образовательное учреждение Краснодарского края «Ейский полипрофильный колледж»</text:p>
      <text:p text:style-name="P4"/>
      <text:p text:style-name="P4"/>
      <text:p text:style-name="P3">Отделение педагогики</text:p>
      <text:p text:style-name="P3">Специальность <text:span text:style-name="T1">09.02.07 Информационные системы и программирование</text:span></text:p>
      <text:p text:style-name="Заголовок_20_2_20_титул"/>
      <text:p text:style-name="P5">Студента И-31 группы</text:p>
      <text:p text:style-name="P6">Сафронова Данила Дмитриевича</text:p>
      <text:p text:style-name="P5"/>
      <text:p text:style-name="P5"><text:span text:style-name="T2">РАЗРАБОТКА МОДУЛЕЙ </text:span>АВТОМАТИЗИРОВАНН<text:span text:style-name="T2">ОЙ </text:span>СИСТЕМ<text:span text:style-name="T2">Ы</text:span> <text:span text:style-name="T3">ДЛЯ ВОЕННОГО КОМИССАРИАТА</text:span></text:p>
      <text:p text:style-name="P7"/>
      <text:p text:style-name="P7"/>
      <text:p text:style-name="P7"><text:span text:style-name="T4">Научный р</text:span><text:span text:style-name="T5">уководитель </text:span><text:span text:style-name="T6">п</text:span><text:span text:style-name="T5">реподаватель специальных дисциплин </text:span></text:p>
      <text:p text:style-name="P8">Фо<text:span text:style-name="T4">мин А. Т.</text:span></text:p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0"/>
      <text:p text:style-name="P10"/>
      <text:p text:style-name="P12"><text:span text:style-name="T4">г. </text:span>Ейск </text:p>
      <text:p text:style-name="P12"><text:span text:style-name="Emphasis"><text:span text:style-name="T7">20</text:span></text:span><text:span text:style-name="Emphasis"><text:span text:style-name="T8">24 г.</text:span>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3">ОГЛАВЛЕНИЕ</text:p>
          </text:index-title>
          <text:p text:style-name="P14"><text:a xlink:type="simple" xlink:href="#__RefHeading___Toc636_3527694714" text:style-name="Index_20_Link" text:visited-style-name="Index_20_Link">ВВЕДЕНИЕ<text:tab/>3</text:a></text:p>
          <text:p text:style-name="P14"><text:a xlink:type="simple" xlink:href="#__RefHeading___Toc1546_3303776979" text:style-name="Index_20_Link" text:visited-style-name="Index_20_Link">ГЛАВА 1 ПРОЕКТИРОВАНИЕ ПРИЛОЖЕНИЯ<text:tab/>4</text:a></text:p>
          <text:p text:style-name="P15"><text:a xlink:type="simple" xlink:href="#__RefHeading___Toc638_3527694714" text:style-name="Index_20_Link" text:visited-style-name="Index_20_Link"><text:span text:style-name="T7">1.1 Описание предметной области</text:span><text:tab/>4</text:a></text:p>
          <text:p text:style-name="P15"><text:a xlink:type="simple" xlink:href="#__RefHeading___Toc640_3527694714" text:style-name="Index_20_Link" text:visited-style-name="Index_20_Link"><text:span text:style-name="T7">1.2 Описание назначения ПС</text:span><text:tab/>4</text:a></text:p>
          <text:p text:style-name="P15"><text:a xlink:type="simple" xlink:href="#__RefHeading___Toc1524_547038729" text:style-name="Index_20_Link" text:visited-style-name="Index_20_Link">1.3 Анализ требований к ПС<text:tab/>5</text:a></text:p>
          <text:p text:style-name="P14"><text:a xlink:type="simple" xlink:href="#__RefHeading___Toc1029_1288856879" text:style-name="Index_20_Link" text:visited-style-name="Index_20_Link">ГЛАВА 2 РАЗРАБОТКА ПРИЛОЖЕНИЯ<text:tab/>6</text:a></text:p>
          <text:p text:style-name="P15"><text:a xlink:type="simple" xlink:href="#__RefHeading___Toc1550_3303776979" text:style-name="Index_20_Link" text:visited-style-name="Index_20_Link">2.1 Разработка программных модулей<text:tab/>6</text:a></text:p>
          <text:p text:style-name="P14"><text:a xlink:type="simple" xlink:href="#__RefHeading___Toc656_3527694714" text:style-name="Index_20_Link" text:visited-style-name="Index_20_Link"><text:span text:style-name="T7">ЗАКЛЮЧЕНИЕ</text:span><text:tab/>7</text:a></text:p>
          <text:p text:style-name="P14"><text:a xlink:type="simple" xlink:href="#__RefHeading___Toc658_3527694714" text:style-name="Index_20_Link" text:visited-style-name="Index_20_Link"><text:span text:style-name="T7">СПИСОК ИСПОЛЬЗОВАННЫХ ИСТОЧНИКОВ</text:span><text:tab/>8</text:a></text:p>
          <text:p text:style-name="P14"><text:a xlink:type="simple" xlink:href="#__RefHeading___Toc677_3527694714" text:style-name="Index_20_Link" text:visited-style-name="Index_20_Link">ПРИЛОЖЕНИЕ <text:span text:style-name="T7">А</text:span><text:tab/>9</text:a></text:p>
        </text:index-body>
      </text:table-of-content>
      <text:p text:style-name="P16"><text:span text:style-name="Emphasis"><text:span text:style-name="T9"/></text:span></text:p>
      <text:h text:style-name="P17" text:outline-level="1"><text:bookmark-start text:name="__RefHeading___Toc636_3527694714"/>ВВЕДЕНИЕ<text:bookmark-end text:name="__RefHeading___Toc636_3527694714"/></text:h>
      <text:p text:style-name="Text_20_body"><text:tab/>Военный комиссариат создается в субъекте Российской Федерации в целях обеспечения исполнения гражданами воинской обязанности, организации и проведения мобилизационной подготовки и мобилизации, реализации права граждан, уволенных с военной службы, и членов их семей, членов семей погибших (умерших) военнослужащих на социальные гарантии, включая пенсионное обеспечение, а также в целях реализации гарантий погребения погибших (умерших) военнослужащих и иных категорий граждан в соответствии с законодательством Российской Федерации. <text:line-break/><text:tab/><text:span text:style-name="T10">Так как </text:span><text:span text:style-name="T11">количество мужчин, с которыми взаимодействует военкомат, велико, </text:span><text:span text:style-name="T10">необходимо разработать эффективную и удобную систему</text:span><text:line-break/><text:span text:style-name="T12">их учета.</text:span></text:p>
      <text:p text:style-name="Text_20_body"><text:tab/>Тем<text:span text:style-name="T13">ой</text:span> моего проекта <text:span text:style-name="T13">является разработка модулей автоматизированной системы для </text:span><text:span text:style-name="T3">военного комиссариата</text:span></text:p>
      <text:p text:style-name="P18"><text:tab/>Актуальность</text:p>
      <text:p text:style-name="P19"><text:span text:style-name="T14"><text:tab/></text:span><text:span text:style-name="T15">Через военный комиссариат проходит большой поток людей, от призывников до людей, заключивших контракт с вооруженными силами России, поэтому данному учреждению необходима удобная система управления людьми, связанными с деятельностью военкомата, соответственно данная тема достаточно актуальна на текущий момент.</text:span></text:p>
      <text:p text:style-name="P20"><text:span text:style-name="T14"><text:tab/>Объект</text:span> – предметная область <text:span text:style-name="T3">военный комиссариат</text:span><text:span text:style-name="T13">.</text:span></text:p>
      <text:p text:style-name="P21"><text:span text:style-name="T14"><text:tab/>Предмет</text:span> – <text:span text:style-name="T16">графическое приложение для работы с базой данных</text:span>.</text:p>
      <text:p text:style-name="P22"><text:span text:style-name="T17"><text:tab/>Цель работы</text:span><text:span text:style-name="T18"> – разработка </text:span><text:span text:style-name="T19">модулей информационной системы </text:span><text:span text:style-name="T20">базы данных</text:span><text:span text:style-name="T19"> предметной област</text:span><text:span text:style-name="T20">и </text:span><text:span text:style-name="T21">«военный комиссариат»</text:span><text:span text:style-name="T20">.</text:span></text:p>
      <text:p text:style-name="P22"><text:span text:style-name="T18"><text:tab/></text:span><text:span text:style-name="T22">Задачи:</text:span></text:p>
      <text:p text:style-name="P23"><text:span text:style-name="T14"><text:tab/></text:span><text:span text:style-name="T23">Для достижения поставленной цели курсового проекта необходимо решить следующие задачи:</text:span></text:p>
      <text:list text:style-name="WW8Num21">
        <text:list-item>
          <text:p text:style-name="P24" loext:marker-style-name="T18"><text:span text:style-name="T18">Описание предметной области;</text:span></text:p>
        </text:list-item>
        <text:list-item>
          <text:p text:style-name="P24" loext:marker-style-name="T18"><text:soft-page-break/><text:span text:style-name="T18">Описание назначение ПС;</text:span></text:p>
        </text:list-item>
        <text:list-item>
          <text:p text:style-name="P24" loext:marker-style-name="T18"><text:span text:style-name="T18">Анализ требований к ПС;</text:span></text:p>
        </text:list-item>
        <text:list-item>
          <text:p text:style-name="P24" loext:marker-style-name="T18"><text:span text:style-name="T18">Выбор технологии </text:span><text:span text:style-name="T24">и среды </text:span><text:span text:style-name="T18">программирования;</text:span></text:p>
        </text:list-item>
        <text:list-item>
          <text:p text:style-name="P25" loext:marker-style-name="T18"><text:span text:style-name="T25">Создание информационной модели данных;</text:span></text:p>
        </text:list-item>
        <text:list-item>
          <text:p text:style-name="P25" loext:marker-style-name="T18"><text:span text:style-name="T18">Разработка </text:span><text:span text:style-name="T26">программных </text:span><text:span text:style-name="T27">модулей</text:span><text:span text:style-name="T18">;</text:span></text:p>
        </text:list-item>
        <text:list-item>
          <text:p text:style-name="P26" loext:marker-style-name="T18"><text:span text:style-name="T18">Интеграция программных модулей;</text:span></text:p>
        </text:list-item>
        <text:list-item>
          <text:p text:style-name="P27" loext:marker-style-name="T18"><text:span text:style-name="T18">Описание интерфейса </text:span><text:span text:style-name="T28">приложения</text:span><text:span text:style-name="T18">;</text:span></text:p>
        </text:list-item>
      </text:list>
      <text:p text:style-name="P28"><text:span text:style-name="Emphasis"><text:span text:style-name="T29">Структура работы: </text:span></text:span><text:span text:style-name="Emphasis"><text:span text:style-name="T30">курсовой проект состоит из введения, двух глав, заключения, списка литературы. В первой главе описаны </text:span></text:span><text:span text:style-name="Emphasis"><text:span text:style-name="T31">данные о проектировании и представлении приложения. </text:span></text:span><text:span text:style-name="Emphasis"><text:span text:style-name="T30"><text:s/>Вторая глава посвящена описанию процесса разработки </text:span></text:span><text:span text:style-name="Emphasis"><text:span text:style-name="T32">приложения по заданной теме</text:span></text:span><text:span text:style-name="Emphasis"><text:span text:style-name="T30">.</text:span></text:span></text:p>
      <text:h text:style-name="P29" text:outline-level="1"><text:bookmark-start text:name="__RefHeading___Toc1546_3303776979"/>ГЛАВА 1 <text:span text:style-name="T2">ПРОЕКТИРОВАНИЕ ПРИЛОЖЕНИЯ</text:span><text:span text:style-name="T33"> </text:span><text:bookmark-end text:name="__RefHeading___Toc1546_3303776979"/></text:h>
      <text:h text:style-name="P30" text:outline-level="2"><text:bookmark-start text:name="__RefHeading___Toc638_3527694714"/><text:span text:style-name="Emphasis"><text:span text:style-name="T34">1.</text:span></text:span><text:span text:style-name="Emphasis"><text:span text:style-name="T35">1</text:span></text:span><text:span text:style-name="Emphasis"><text:span text:style-name="T34"> </text:span></text:span><text:span text:style-name="Emphasis"><text:span text:style-name="T36">Описание предметной </text:span></text:span><text:span text:style-name="T37">области</text:span><text:bookmark-end text:name="__RefHeading___Toc638_3527694714"/></text:h>
      <text:p text:style-name="Text_20_body"><text:span text:style-name="Emphasis"><text:span text:style-name="T38"><text:tab/>Военный комиссариат</text:span></text:span><text:span text:style-name="Emphasis"><text:span text:style-name="T39"> - </text:span></text:span><text:span text:style-name="Emphasis"><text:span text:style-name="T7">орган местного военного управления, ответственный за военно-мобилизационную и учётно-призывную работу в Вооружённых Силах </text:span></text:span><text:span text:style-name="Emphasis"><text:span text:style-name="T40">Российской Федерации</text:span></text:span><text:span text:style-name="Emphasis"><text:span text:style-name="T7">. </text:span></text:span><text:span text:style-name="Emphasis"><text:span text:style-name="T41">Осуществляет о</text:span></text:span><text:span text:style-name="Emphasis"><text:span text:style-name="T7">рганизаци</text:span></text:span><text:span text:style-name="Emphasis"><text:span text:style-name="T41">ю</text:span></text:span><text:span text:style-name="Emphasis"><text:span text:style-name="T7"> и <text:s/>воинск</text:span></text:span><text:span text:style-name="Emphasis"><text:span text:style-name="T41">ий</text:span></text:span><text:span text:style-name="Emphasis"><text:span text:style-name="T7"> учет граждан, оказание содействия федеральным органам государственной власти, органам исполнительной власти субъектов Российской Федерации, органам местного самоуправления и организациям в осуществлении воинского учета</text:span></text:span><text:span text:style-name="Emphasis"><text:span text:style-name="T41">.</text:span></text:span></text:p>
      <text:p text:style-name="Text_20_body"><text:span text:style-name="Emphasis"><text:span text:style-name="T41"/></text:span></text:p>
      <text:h text:style-name="P31" text:outline-level="2"><text:bookmark-start text:name="__RefHeading___Toc640_3527694714"/><text:span text:style-name="Emphasis"><text:span text:style-name="T42">1.</text:span></text:span><text:span text:style-name="Emphasis"><text:span text:style-name="T43">2</text:span></text:span><text:span text:style-name="Emphasis"><text:span text:style-name="T7"> </text:span></text:span><text:span text:style-name="Emphasis"><text:span text:style-name="T44">Описание назначения ПС</text:span></text:span><text:bookmark-end text:name="__RefHeading___Toc640_3527694714"/></text:h>
      <text:p text:style-name="P32"><text:span text:style-name="Emphasis"><text:span text:style-name="T45"><text:tab/></text:span></text:span><text:span text:style-name="Emphasis"><text:span text:style-name="T41">Приложение с графическим пользовательским интерфейсом, позволяющее взаимодействовать с базой данных, предназначенной для хранения и систематизации данных военного комиссариата.</text:span></text:span></text:p>
      <text:p text:style-name="P32"><text:span text:style-name="Emphasis"><text:span text:style-name="T41"/></text:span></text:p>
      <text:h text:style-name="P33" text:outline-level="2"><text:bookmark-start text:name="__RefHeading___Toc1524_547038729"/><text:span text:style-name="T46">1.3 </text:span><text:span text:style-name="T47">Анализ требований к ПС</text:span><text:bookmark-end text:name="__RefHeading___Toc1524_547038729"/></text:h>
      <text:p text:style-name="P34"><text:span text:style-name="Emphasis"><text:span text:style-name="T48">Требования для приложения:</text:span></text:span></text:p>
      <text:p text:style-name="P34"><text:span text:style-name="Emphasis"><text:span text:style-name="T48"/></text:span></text:p>
      <text:p text:style-name="P35"><text:span text:style-name="Emphasis"><text:span text:style-name="T49">Минимальная избыточность, непротиворечивость и целостность данных, независимость, возможность ведения ( добавления и удаления) и актуализации (редактирования), высокая производительность.</text:span></text:span></text:p>
      <text:p text:style-name="P36"><text:span text:style-name="Emphasis"><text:span text:style-name="T49"/></text:span></text:p>
      <text:p text:style-name="P36"><text:span text:style-name="Emphasis"><text:span text:style-name="T50">Условия эксплуатации:</text:span></text:span></text:p>
      <text:p text:style-name="P36"><text:span text:style-name="Emphasis"><text:span text:style-name="T50"/></text:span></text:p>
      <text:p text:style-name="P36"><text:soft-page-break/><text:span text:style-name="Emphasis"><text:span text:style-name="T50">Использовать данную программу должен только квалифицированный специалист с высшим техническим образованием по любой специальности, с высоким уровнем владения Пк и с базовыми знаниями программирования.</text:span></text:span></text:p>
      <text:p text:style-name="P36"><text:span text:style-name="Emphasis"><text:span text:style-name="T7"><text:line-break/>Требования к программному обеспечению:</text:span></text:span></text:p>
      <text:p text:style-name="P36"><text:span text:style-name="Emphasis"><text:span text:style-name="T7"><text:line-break/> использование реляционной модели базы данных SQLite, которая<text:line-break/>обеспечивает хранение всей необходимой информации;</text:span></text:span></text:p>
      <text:p text:style-name="P36"><text:span text:style-name="T7"><text:line-break/>Основные требования к техническому обеспечению:</text:span></text:p>
      <text:p text:style-name="P37"><text:span text:style-name="T7"><text:line-break/>1. Двухъядерный процессор с частотой 1,6 ГГц или выше.<text:line-break/>2. 4 ГБ оперативной памяти.<text:line-break/></text:span><text:span text:style-name="T51">3. 4 ГБ свободного места на жестком диске.<text:line-break/>4. Разрешение экрана 1280 x 768 или выше.<text:line-break/>5. Операционная система Windows 10 или Windows 11.</text:span></text:p>
      <text:p text:style-name="Text_20_body"><text:span text:style-name="Emphasis"><text:span text:style-name="T7"/></text:span></text:p>
      <text:p text:style-name="P38"><text:span text:style-name="Emphasis"><text:span text:style-name="T52">1.4 Выбор технологии и среды программирования</text:span></text:span></text:p>
      <text:p text:style-name="P38"><text:span text:style-name="Emphasis"><text:span text:style-name="T48"><text:line-break/></text:span></text:span><text:span text:style-name="Emphasis"><text:span text:style-name="T53">При разработке было отдано предпочтение структурному подходу к</text:span></text:span><text:span text:style-name="Emphasis"><text:span text:style-name="T48"><text:line-break/></text:span></text:span><text:span text:style-name="Emphasis"><text:span text:style-name="T53">программированию.</text:span></text:span><text:span text:style-name="Emphasis"><text:span text:style-name="T54"> </text:span></text:span><text:span text:style-name="Emphasis"><text:span text:style-name="T53">При</text:span></text:span><text:span text:style-name="Emphasis"><text:span text:style-name="T54"> </text:span></text:span><text:span text:style-name="Emphasis"><text:span text:style-name="T53">данном</text:span></text:span><text:span text:style-name="Emphasis"><text:span text:style-name="T54"> </text:span></text:span><text:span text:style-name="Emphasis"><text:span text:style-name="T53">подходе</text:span></text:span><text:span text:style-name="Emphasis"><text:span text:style-name="T54"> </text:span></text:span><text:span text:style-name="Emphasis"><text:span text:style-name="T53">программа</text:span></text:span><text:span text:style-name="Emphasis"><text:span text:style-name="T54"> </text:span></text:span><text:span text:style-name="Emphasis"><text:span text:style-name="T53">разбивается</text:span></text:span><text:span text:style-name="Emphasis"><text:span text:style-name="T54"> </text:span></text:span><text:span text:style-name="Emphasis"><text:span text:style-name="T53">на</text:span></text:span><text:span text:style-name="Emphasis"><text:span text:style-name="T48"><text:line-break/></text:span></text:span><text:span text:style-name="Emphasis"><text:span text:style-name="T53">отдельные модули. У каждого модуля один вход и один выход - законченная</text:span></text:span><text:span text:style-name="Emphasis"><text:span text:style-name="T48"><text:line-break/></text:span></text:span><text:span text:style-name="Emphasis"><text:span text:style-name="T53">конструкция</text:span></text:span><text:span text:style-name="Emphasis"><text:span text:style-name="T54"> </text:span></text:span><text:span text:style-name="Emphasis"><text:span text:style-name="T53">для</text:span></text:span><text:span text:style-name="Emphasis"><text:span text:style-name="T54"> </text:span></text:span><text:span text:style-name="Emphasis"><text:span text:style-name="T53">решения</text:span></text:span><text:span text:style-name="Emphasis"><text:span text:style-name="T54"> </text:span></text:span><text:span text:style-name="Emphasis"><text:span text:style-name="T53">поставленной</text:span></text:span><text:span text:style-name="Emphasis"><text:span text:style-name="T54"> </text:span></text:span><text:span text:style-name="Emphasis"><text:span text:style-name="T53">задачи.</text:span></text:span><text:span text:style-name="Emphasis"><text:span text:style-name="T54"> </text:span></text:span><text:span text:style-name="Emphasis"><text:span text:style-name="T53">Цель</text:span></text:span><text:span text:style-name="Emphasis"><text:span text:style-name="T54"> </text:span></text:span><text:span text:style-name="Emphasis"><text:span text:style-name="T53">создаваемой</text:span></text:span><text:span text:style-name="Emphasis"><text:span text:style-name="T48"><text:line-break/></text:span></text:span><text:span text:style-name="Emphasis"><text:span text:style-name="T53">программы достигается составлением композиции из отдельных модулей,</text:span></text:span><text:span text:style-name="Emphasis"><text:span text:style-name="T48"><text:line-break/></text:span></text:span><text:span text:style-name="Emphasis"><text:span text:style-name="T53">разработанных применительно к поставленной задаче. Средой разработки</text:span></text:span><text:span text:style-name="Emphasis"><text:span text:style-name="T48"><text:line-break/></text:span></text:span><text:span text:style-name="Emphasis"><text:span text:style-name="T53">выбрано</text:span></text:span><text:span text:style-name="Emphasis"><text:span text:style-name="T54"> </text:span></text:span><text:span text:style-name="Emphasis"><text:span text:style-name="T53">Microsoft</text:span></text:span><text:span text:style-name="Emphasis"><text:span text:style-name="T54"> </text:span></text:span><text:span text:style-name="Emphasis"><text:span text:style-name="T53">Visual</text:span></text:span><text:span text:style-name="Emphasis"><text:span text:style-name="T54"> </text:span></text:span><text:span text:style-name="Emphasis"><text:span text:style-name="T53">Studio</text:span></text:span><text:span text:style-name="Emphasis"><text:span text:style-name="T54"> </text:span></text:span><text:span text:style-name="Emphasis"><text:span text:style-name="T53">Community</text:span></text:span><text:span text:style-name="Emphasis"><text:span text:style-name="T54"> </text:span></text:span><text:span text:style-name="Emphasis"><text:span text:style-name="T53">2022</text:span></text:span><text:span text:style-name="Emphasis"><text:span text:style-name="T54"> </text:span></text:span><text:span text:style-name="Emphasis"><text:span text:style-name="T53">при</text:span></text:span><text:span text:style-name="Emphasis"><text:span text:style-name="T54"> </text:span></text:span><text:span text:style-name="Emphasis"><text:span text:style-name="T53">использовании</text:span></text:span><text:span text:style-name="Emphasis"><text:span text:style-name="T48"><text:line-break/></text:span></text:span><text:span text:style-name="Emphasis"><text:span text:style-name="T53">шаблона</text:span></text:span><text:span text:style-name="Emphasis"><text:span text:style-name="T54"> </text:span></text:span><text:span text:style-name="Emphasis"><text:span text:style-name="T53">Windows Forms C#.</text:span></text:span></text:p>
      <text:p text:style-name="P39"><text:span text:style-name="Emphasis"><text:span text:style-name="T48"><text:line-break/></text:span></text:span><text:span text:style-name="Emphasis"><text:span text:style-name="T52">Вывод по первой главе</text:span></text:span></text:p>
      <text:p text:style-name="P39"><text:soft-page-break/><text:span text:style-name="Emphasis"><text:span text:style-name="T48"><text:line-break/></text:span></text:span><text:span text:style-name="Emphasis"><text:span text:style-name="T53">В</text:span></text:span><text:span text:style-name="Emphasis"><text:span text:style-name="T54"> </text:span></text:span><text:span text:style-name="Emphasis"><text:span text:style-name="T53">первой</text:span></text:span><text:span text:style-name="Emphasis"><text:span text:style-name="T54"> </text:span></text:span><text:span text:style-name="Emphasis"><text:span text:style-name="T53">главе</text:span></text:span><text:span text:style-name="Emphasis"><text:span text:style-name="T54"> </text:span></text:span><text:span text:style-name="Emphasis"><text:span text:style-name="T53">был</text:span></text:span><text:span text:style-name="Emphasis"><text:span text:style-name="T54"> </text:span></text:span><text:span text:style-name="Emphasis"><text:span text:style-name="T53">произведен</text:span></text:span><text:span text:style-name="Emphasis"><text:span text:style-name="T54"> </text:span></text:span><text:span text:style-name="Emphasis"><text:span text:style-name="T53">анализ</text:span></text:span><text:span text:style-name="Emphasis"><text:span text:style-name="T54"> </text:span></text:span><text:span text:style-name="Emphasis"><text:span text:style-name="T53">для</text:span></text:span><text:span text:style-name="Emphasis"><text:span text:style-name="T54"> </text:span></text:span><text:span text:style-name="Emphasis"><text:span text:style-name="T53">проектирования</text:span></text:span><text:span text:style-name="Emphasis"><text:span text:style-name="T54"> </text:span></text:span><text:span text:style-name="Emphasis"><text:span text:style-name="T53">и</text:span></text:span><text:span text:style-name="Emphasis"><text:span text:style-name="T48"><text:line-break/></text:span></text:span><text:span text:style-name="Emphasis"><text:span text:style-name="T53">разработки</text:span></text:span><text:span text:style-name="Emphasis"><text:span text:style-name="T54"> </text:span></text:span><text:span text:style-name="Emphasis"><text:span text:style-name="T53">автоматизированной</text:span></text:span><text:span text:style-name="Emphasis"><text:span text:style-name="T54"> </text:span></text:span><text:span text:style-name="Emphasis"><text:span text:style-name="T53">системы</text:span></text:span><text:span text:style-name="Emphasis"><text:span text:style-name="T54"> </text:span></text:span><text:span text:style-name="Emphasis"><text:span text:style-name="T53">учета</text:span></text:span><text:span text:style-name="Emphasis"><text:span text:style-name="T54"> </text:span></text:span><text:span text:style-name="Emphasis"><text:span text:style-name="T55">людей</text:span></text:span><text:span text:style-name="Emphasis"><text:span text:style-name="T54"> </text:span></text:span><text:span text:style-name="Emphasis"><text:span text:style-name="T56">для военного комиссариата</text:span></text:span><text:span text:style-name="Emphasis"><text:span text:style-name="T53">. Предметная область была изучена. Было описано назначение</text:span></text:span><text:span text:style-name="Emphasis"><text:span text:style-name="T48"><text:line-break/></text:span></text:span><text:span text:style-name="Emphasis"><text:span text:style-name="T53">и</text:span></text:span><text:span text:style-name="Emphasis"><text:span text:style-name="T54"> </text:span></text:span><text:span text:style-name="Emphasis"><text:span text:style-name="T53">анализ</text:span></text:span><text:span text:style-name="Emphasis"><text:span text:style-name="T54"> </text:span></text:span><text:span text:style-name="Emphasis"><text:span text:style-name="T53">требований</text:span></text:span><text:span text:style-name="Emphasis"><text:span text:style-name="T54"> </text:span></text:span><text:span text:style-name="Emphasis"><text:span text:style-name="T53">ПС,</text:span></text:span><text:span text:style-name="Emphasis"><text:span text:style-name="T54"> </text:span></text:span><text:span text:style-name="Emphasis"><text:span text:style-name="T53">определены</text:span></text:span><text:span text:style-name="Emphasis"><text:span text:style-name="T54"> </text:span></text:span><text:span text:style-name="Emphasis"><text:span text:style-name="T53">технология</text:span></text:span><text:span text:style-name="Emphasis"><text:span text:style-name="T54"> </text:span></text:span><text:span text:style-name="Emphasis"><text:span text:style-name="T53">и</text:span></text:span><text:span text:style-name="Emphasis"><text:span text:style-name="T54"> </text:span></text:span><text:span text:style-name="Emphasis"><text:span text:style-name="T53">среда</text:span></text:span><text:span text:style-name="Emphasis"><text:span text:style-name="T54"> </text:span></text:span><text:span text:style-name="Emphasis"><text:span text:style-name="T53">разработки,</text:span></text:span><text:span text:style-name="Emphasis"><text:span text:style-name="T48"><text:line-break/></text:span></text:span><text:span text:style-name="Emphasis"><text:span text:style-name="T53">которые обеспечат удобный и функциональный интерфейс.</text:span></text:span><text:span text:style-name="Emphasis"><text:span text:style-name="T48"> </text:span></text:span></text:p>
      <text:h text:style-name="P40" text:outline-level="1"><text:bookmark-start text:name="__RefHeading___Toc1029_1288856879"/>ГЛАВА 2 РАЗРАБОТКА <text:span text:style-name="T2">ПР</text:span><text:span text:style-name="T57">ИЛОЖЕНИЯ</text:span><text:bookmark-end text:name="__RefHeading___Toc1029_1288856879"/></text:h>
      <text:h text:style-name="Heading_20_2" text:outline-level="2"><text:bookmark-start text:name="__RefHeading___Toc1550_3303776979"/>2.1 <text:span text:style-name="T58">Диаграммы классов</text:span><text:bookmark-end text:name="__RefHeading___Toc1550_3303776979"/></text:h>
      <text:p text:style-name="Text_20_body"/>
      <text:h text:style-name="P41" text:outline-level="2"><text:bookmark-start text:name="__RefHeading___Toc1550_3303776979 Копия 1"/>2.<text:span text:style-name="T58">2</text:span> <text:span text:style-name="T58">Интерфейс программы</text:span><text:bookmark-end text:name="__RefHeading___Toc1550_3303776979 Копия 1"/></text:h>
      <text:p text:style-name="P42"/>
      <text:h text:style-name="P41" text:outline-level="2"><text:bookmark-start text:name="__RefHeading___Toc1550_3303776979 Копия 2"/>2.<text:span text:style-name="T58">3</text:span> <text:span text:style-name="T58">Инструкция пользователя</text:span><text:bookmark-end text:name="__RefHeading___Toc1550_3303776979 Копия 2"/></text:h>
      <text:h text:style-name="P40" text:outline-level="1"><text:bookmark-start text:name="__RefHeading___Toc656_3527694714"/><text:span text:style-name="Emphasis"><text:span text:style-name="T7">З</text:span></text:span><text:span text:style-name="Emphasis"><text:span text:style-name="T59">АКЛЮЧЕНИЕ</text:span></text:span><text:bookmark-end text:name="__RefHeading___Toc656_3527694714"/></text:h>
      <text:p text:style-name="P43"><text:tab/>Выполнение курсового проекта было направлено на разработку <text:span text:style-name="T60">графического приложения для работы с базой даных</text:span> для предметной области <text:span text:style-name="T3">военный комиссариат</text:span>, что предполагало осуществление нескольких задач.</text:p>
      <text:p text:style-name="P43"><text:tab/>Для этого было необходимо рассмотреть особенности предметной област<text:span text:style-name="T60">и и её </text:span>провести анализ, обеспечить создание необходимых <text:span text:style-name="T60">компонентов (модулей) для работы</text:span>.</text:p>
      <text:p text:style-name="P43">Все этапы по реализации данных задач были выполнены, и поставленная цель была достигнута.</text:p>
      <text:p text:style-name="P43"><text:tab/>В ходе работы над курсовым проектом применялись знания и умения, полученные в ходе изучения учебных тем, <text:span text:style-name="T60">полученных с лекций по</text:span><text:span text:style-name="T61"> C#</text:span><text:span text:style-name="T62"> работе с базами данных в</text:span><text:span text:style-name="T61"> Windows Forms.</text:span><text:span text:style-name="T63"> </text:span></text:p>
      <text:p text:style-name="P43"><text:tab/>Разработанн<text:span text:style-name="T60">ое приложение</text:span> <text:s/>отражает знания из предметной области, рассмотренной в курсовом проекте. <text:span text:style-name="T60">Приложение</text:span> содержит необходимые объекты, функциональность которых описана в пояснительной записке. <text:s/></text:p>
      <text:p text:style-name="P44"><text:tab/>Таким образом, работа над созданием <text:span text:style-name="T60">графического приложения для работы с базой данных</text:span> предметной области <text:s/><text:span text:style-name="T3">военный комиссариат</text:span> была завершена, что является достижением поставленной цели.</text:p>
      <text:p text:style-name="P44"><text:span text:style-name="Emphasis"><text:span text:style-name="T7"><text:tab/>Курсовой проект основывается на условном примере, который не отражает всех особенностей предметной области </text:span></text:span><text:span text:style-name="Emphasis"><text:span text:style-name="T40">военный комиссариат</text:span></text:span><text:span text:style-name="Emphasis"><text:span text:style-name="T7">, поэтому в данной работе мы говорим о разработке </text:span></text:span><text:span text:style-name="Emphasis"><text:span text:style-name="T64">приложения по управлению записями в базе данных</text:span></text:span><text:span text:style-name="Emphasis"><text:span text:style-name="T7">. Однако выполнение данного курсового проекта позволило ознакомиться и научиться применять необходимые инструменты </text:span></text:span><text:span text:style-name="Emphasis"><text:span text:style-name="T64">работы с базами данных</text:span></text:span><text:span text:style-name="Emphasis"><text:span text:style-name="T7">, которые могут быть использованы для реальной предметной области. </text:span></text:span></text:p>
      <text:h text:style-name="P45" text:outline-level="1"><text:bookmark-start text:name="__RefHeading___Toc658_3527694714"/><text:span text:style-name="Emphasis"><text:span text:style-name="T7">С</text:span></text:span><text:span text:style-name="Emphasis"><text:span text:style-name="T59">ПИСОК </text:span></text:span><text:span text:style-name="Emphasis"><text:span text:style-name="T65">ИСПОЛЬЗОВАННЫХ ИСТОЧНИКОВ</text:span></text:span><text:bookmark-end text:name="__RefHeading___Toc658_3527694714"/></text:h>
      <text:list text:style-name="L1">
        <text:list-item>
          <text:p text:style-name="P46"><text:span text:style-name="Strong_20_Emphasis"><text:span text:style-name="T66">Программирование в среде</text:span></text:span><text:span text:style-name="Strong_20_Emphasis"><text:span text:style-name="T67"> Windows Forms —</text:span></text:span><text:span text:style-name="Strong_20_Emphasis"><text:span text:style-name="T68"> Крис Селлс</text:span></text:span></text:p>
        </text:list-item>
        <text:list-item>
          <text:p text:style-name="P46"><text:span text:style-name="Strong_20_Emphasis"><text:span text:style-name="T68">Программирование на </text:span></text:span><text:span text:style-name="Strong_20_Emphasis"><text:span text:style-name="T67">C# </text:span></text:span><text:span text:style-name="Strong_20_Emphasis"><text:span text:style-name="T66">для начинающих — Васильев А.Н.</text:span></text:span></text:p>
        </text:list-item>
        <text:list-item>
          <text:p text:style-name="P46"><text:span text:style-name="Strong_20_Emphasis"><text:span text:style-name="T68">Pro Windows Forms 2.0 — Мэтью Макдоналд</text:span></text:span></text:p>
        </text:list-item>
        <text:list-item>
          <text:p text:style-name="P46"><text:span text:style-name="Strong_20_Emphasis"><text:span text:style-name="T68">Windows Forms в действии — Дэн Розенстарк</text:span></text:span></text:p>
        </text:list-item>
        <text:list-item>
          <text:p text:style-name="P46"><text:span text:style-name="Strong_20_Emphasis"><text:span text:style-name="T68">Mastering Visual Studio .NET — Дэвид Платт</text:span></text:span></text:p>
        </text:list-item>
        <text:list-item>
          <text:p text:style-name="P46"><text:span text:style-name="Strong_20_Emphasis"><text:span text:style-name="T68">Необходимые вещи в</text:span></text:span><text:span text:style-name="Strong_20_Emphasis"><text:span text:style-name="T67"> Windows Forms —</text:span></text:span><text:span text:style-name="Strong_20_Emphasis"><text:span text:style-name="T68"> Скотт Аллен</text:span></text:span></text:p>
        </text:list-item>
        <text:list-item>
          <text:p text:style-name="P46"><text:span text:style-name="Strong_20_Emphasis"><text:span text:style-name="T68">ASP.NET Core 5</text:span></text:span><text:span text:style-name="Strong_20_Emphasis"><text:span text:style-name="T66"> </text:span></text:span><text:span text:style-name="Strong_20_Emphasis"><text:span text:style-name="T67">и</text:span></text:span><text:span text:style-name="Strong_20_Emphasis"><text:span text:style-name="T66"> </text:span></text:span><text:span text:style-name="Strong_20_Emphasis"><text:span text:style-name="T68">Angular — Валерио де Санктис</text:span></text:span></text:p>
        </text:list-item>
        <text:list-item>
          <text:p text:style-name="P46"><text:span text:style-name="Strong_20_Emphasis"><text:span text:style-name="T67">C# 9.0 </text:span></text:span><text:span text:style-name="Strong_20_Emphasis"><text:span text:style-name="T66">вкратце</text:span></text:span><text:span text:style-name="Strong_20_Emphasis"><text:span text:style-name="T68"> — Джозеф и Бен Албанари</text:span></text:span></text:p>
        </text:list-item>
        <text:list-item>
          <text:p text:style-name="P46"><text:span text:style-name="Strong_20_Emphasis"><text:span text:style-name="T68">C# для профессионалов — Джон Скит</text:span></text:span></text:p>
        </text:list-item>
        <text:list-item>
          <text:p text:style-name="P47"><text:span text:style-name="Strong_20_Emphasis"><text:span text:style-name="T68"><text:s/>Основы визуального программирования в среде VISUAL STUDIO на базе</text:span></text:span></text:p>
        </text:list-item>
        <text:list-item>
          <text:p text:style-name="P47"><text:span text:style-name="Strong_20_Emphasis"><text:span text:style-name="T67"><text:s/></text:span></text:span><text:span text:style-name="Strong_20_Emphasis"><text:span text:style-name="T67">C# — Турупалов</text:span></text:span><text:span text:style-name="Strong_20_Emphasis"><text:span text:style-name="T68"> Виктор Владимирович</text:span></text:span></text:p>
        </text:list-item>
        <text:list-item>
          <text:p text:style-name="P46"><text:span text:style-name="Strong_20_Emphasis"><text:span text:style-name="T68"><text:s/>Изучаем SQL — </text:span></text:span><text:span text:style-name="Strong_20_Emphasis"><text:span text:style-name="T66">Алан Болье</text:span></text:span></text:p>
        </text:list-item>
        <text:list-item>
          <text:p text:style-name="P46"><text:span text:style-name="Strong_20_Emphasis"><text:span text:style-name="T67"><text:s/>SQL </text:span></text:span><text:span text:style-name="Strong_20_Emphasis"><text:span text:style-name="T66">для чайников — Аллен Тейлор</text:span></text:span></text:p>
        </text:list-item>
        <text:list-item>
          <text:p text:style-name="P46"><text:span text:style-name="Strong_20_Emphasis"><text:span text:style-name="T66"><text:s/>SQL</text:span></text:span><text:span text:style-name="Strong_20_Emphasis"><text:span text:style-name="T67"> </text:span></text:span><text:span text:style-name="Strong_20_Emphasis"><text:span text:style-name="T66">с нуля и быстро — Елена Литвак</text:span></text:span></text:p>
        </text:list-item>
      </text:list>
      <text:p text:style-name="P48"><text:span text:style-name="Strong_20_Emphasis"><text:span text:style-name="T69"/></text:span></text:p>
      <text:h text:style-name="P40" text:outline-level="1"><text:bookmark-start text:name="__RefHeading___Toc677_3527694714"/>П<text:span text:style-name="T70">РИЛОЖЕНИЕ</text:span><text:span text:style-name="Emphasis"> </text:span><text:span text:style-name="Emphasis"><text:span text:style-name="T7">А</text:span></text:span><text:bookmark-end text:name="__RefHeading___Toc677_3527694714"/></text:h>
      <text:p text:style-name="P49"><text:span text:style-name="Emphasis"><text:span text:style-name="T71">Листинг </text:span></text:span><text:span text:style-name="Emphasis"><text:span text:style-name="T72">1</text:span></text:span><text:span text:style-name="Emphasis"><text:span text:style-name="T71">. Program.cs</text:span></text:span></text:p>
      <text:p text:style-name="P49"><text:span text:style-name="Emphasis"><text:span text:style-name="T71"/></text:span></text:p>
      <text:p text:style-name="Standard"><text:span text:style-name="Emphasis"><text:span text:style-name="T73"><text:s/>1 <text:s/>namespace WinFormsApp1</text:span></text:span></text:p>
      <text:p text:style-name="Standard"><text:span text:style-name="Emphasis"><text:span text:style-name="T73"><text:s/>2 <text:s/>{</text:span></text:span></text:p>
      <text:p text:style-name="Standard"><text:span text:style-name="Emphasis"><text:span text:style-name="T73"><text:s/>3 <text:s text:c="5"/>internal static class Program</text:span></text:span></text:p>
      <text:p text:style-name="Standard"><text:span text:style-name="Emphasis"><text:span text:style-name="T73"><text:s/>4 <text:s text:c="5"/>{</text:span></text:span></text:p>
      <text:p text:style-name="Standard"><text:span text:style-name="Emphasis"><text:span text:style-name="T73"><text:s/>5 <text:s text:c="9"/>static void Main()</text:span></text:span></text:p>
      <text:p text:style-name="Standard"><text:span text:style-name="Emphasis"><text:span text:style-name="T73"><text:s/>6 <text:s text:c="9"/>{</text:span></text:span></text:p>
      <text:p text:style-name="Standard"><text:span text:style-name="Emphasis"><text:span text:style-name="T73"><text:s/>7 <text:s text:c="13"/>ApplicationConfiguration.Initialize();</text:span></text:span></text:p>
      <text:p text:style-name="Standard"><text:span text:style-name="Emphasis"><text:span text:style-name="T73"><text:s/>8 <text:s text:c="13"/>Application.Run(new Form1());</text:span></text:span></text:p>
      <text:p text:style-name="Standard"><text:span text:style-name="Emphasis"><text:span text:style-name="T73"><text:s/>9 <text:s text:c="9"/>}</text:span></text:span></text:p>
      <text:p text:style-name="Standard"><text:span text:style-name="Emphasis"><text:span text:style-name="T73">10 <text:s text:c="5"/>}</text:span></text:span></text:p>
      <text:p text:style-name="Standard"><text:span text:style-name="Emphasis"><text:span text:style-name="T73">11 <text:s/>}</text:span></text:span></text:p>
      <text:p text:style-name="Standard"><text:span text:style-name="Emphasis"/></text:p>
      <text:p text:style-name="P49"><text:span text:style-name="Emphasis"><text:span text:style-name="T71">Листинг 2. Form1.cs</text:span></text:span></text:p>
      <text:p text:style-name="P49"><text:span text:style-name="Emphasis"><text:span text:style-name="T71"/></text:span></text:p>
      <text:p text:style-name="Standard"><text:span text:style-name="Emphasis"><text:span text:style-name="T73"><text:s text:c="2"/>1 <text:s/>using System.Data.SQLite;</text:span></text:span></text:p>
      <text:p text:style-name="Standard"><text:span text:style-name="Emphasis"><text:span text:style-name="T73"><text:s text:c="2"/>2 <text:s/></text:span></text:span></text:p>
      <text:p text:style-name="Standard"><text:span text:style-name="Emphasis"><text:span text:style-name="T74"><text:s text:c="2"/>3 <text:s/></text:span></text:span><text:span text:style-name="Emphasis"><text:span text:style-name="T74">namespace WinFormsApp1</text:span></text:span></text:p>
      <text:p text:style-name="Standard"><text:span text:style-name="Emphasis"><text:span text:style-name="T73"><text:s text:c="2"/>4 <text:s/>{</text:span></text:span></text:p>
      <text:p text:style-name="Standard"><text:span text:style-name="Emphasis"><text:span text:style-name="T73"><text:s text:c="2"/>5 <text:s text:c="5"/>public partial class Form1 : Form</text:span></text:span></text:p>
      <text:p text:style-name="Standard"><text:span text:style-name="Emphasis"><text:span text:style-name="T73"><text:s text:c="2"/>6 <text:s text:c="5"/>{</text:span></text:span></text:p>
      <text:p text:style-name="Standard"><text:span text:style-name="Emphasis"><text:span text:style-name="T73"><text:s text:c="2"/>7 <text:s text:c="9"/>string connect = "Data Source = soldiers.db";</text:span></text:span></text:p>
      <text:p text:style-name="Standard"><text:span text:style-name="Emphasis"><text:span text:style-name="T73"><text:s text:c="2"/>8 <text:s text:c="9"/>string pathToFile = "Soldiers";</text:span></text:span></text:p>
      <text:p text:style-name="Standard"><text:span text:style-name="Emphasis"><text:span text:style-name="T73"><text:s text:c="2"/>9 <text:s text:c="9"/>public Form1()</text:span></text:span></text:p>
      <text:p text:style-name="Standard"><text:span text:style-name="Emphasis"><text:span text:style-name="T73"><text:s/>10 <text:s text:c="9"/>{</text:span></text:span></text:p>
      <text:p text:style-name="Standard"><text:span text:style-name="Emphasis"><text:span text:style-name="T73"><text:s/>11 <text:s text:c="13"/>InitializeComponent();</text:span></text:span></text:p>
      <text:p text:style-name="Standard"><text:span text:style-name="Emphasis"><text:span text:style-name="T73"><text:s/>12 <text:s text:c="9"/>}</text:span></text:span></text:p>
      <text:p text:style-name="Standard"><text:span text:style-name="Emphasis"><text:span text:style-name="T73"><text:s/>13 <text:s/></text:span></text:span></text:p>
      <text:p text:style-name="Standard"><text:span text:style-name="Emphasis"><text:span text:style-name="T73"><text:s/>14 <text:s text:c="9"/>private void button1_Click(object sender, EventArgs e)</text:span></text:span></text:p>
      <text:p text:style-name="Standard"><text:span text:style-name="Emphasis"><text:span text:style-name="T73"><text:s/>15 <text:s text:c="9"/>{</text:span></text:span></text:p>
      <text:p text:style-name="Standard"><text:span text:style-name="Emphasis"><text:span text:style-name="T73"><text:s/>16 <text:s text:c="13"/>string text = textBox1.Text + " " + textBox2.Text + " " + textBox3.Text + " " + textBox4.Text + " " + textBox5.Text + " " + textBox6.Text;</text:span></text:span></text:p>
      <text:p text:style-name="Standard"><text:span text:style-name="Emphasis"><text:span text:style-name="T73"><text:s/>17 <text:s text:c="13"/>try</text:span></text:span></text:p>
      <text:p text:style-name="Standard"><text:span text:style-name="Emphasis"><text:span text:style-name="T73"><text:s/>18 <text:s text:c="13"/>{</text:span></text:span></text:p>
      <text:p text:style-name="Standard"><text:span text:style-name="Emphasis"><text:span text:style-name="T73"><text:s/>19 <text:s text:c="17"/>if (textBox1.Text.Length == 0 | textBox2.Text.Length == 0 | textBox3.Text.Length == 0 | textBox4.Text.Length == 0 | textBox5.Text.Length == 0 | textBox6.Text.Length == 0)</text:span></text:span></text:p>
      <text:p text:style-name="Standard"><text:span text:style-name="Emphasis"><text:span text:style-name="T73"><text:s/>20 <text:s text:c="17"/>{</text:span></text:span></text:p>
      <text:p text:style-name="Standard"><text:span text:style-name="Emphasis"><text:span text:style-name="T73"><text:s/>21 <text:s text:c="21"/>throw new Exception("Одно из полей пустое!");</text:span></text:span></text:p>
      <text:p text:style-name="Standard"><text:span text:style-name="Emphasis"><text:span text:style-name="T73"><text:s/>22 <text:s text:c="17"/>}</text:span></text:span></text:p>
      <text:p text:style-name="Standard"><text:span text:style-name="Emphasis"><text:span text:style-name="T73"><text:s/>23 <text:s text:c="17"/>foreach (var x in textBox1.Text)</text:span></text:span></text:p>
      <text:p text:style-name="Standard"><text:span text:style-name="Emphasis"><text:span text:style-name="T73"><text:s/>24 <text:s text:c="17"/>{</text:span></text:span></text:p>
      <text:p text:style-name="Standard"><text:span text:style-name="Emphasis"><text:span text:style-name="T73"><text:s/>25 <text:s text:c="21"/>if (Char.IsDigit(x))</text:span></text:span></text:p>
      <text:p text:style-name="Standard"><text:span text:style-name="Emphasis"><text:span text:style-name="T73"><text:s/>26 <text:s text:c="21"/>{</text:span></text:span></text:p>
      <text:p text:style-name="Standard"><text:span text:style-name="Emphasis"><text:span text:style-name="T73"><text:s/>27 <text:s text:c="25"/>throw new Exception("Поле 'ФИО' не может содержать цифры");</text:span></text:span></text:p>
      <text:p text:style-name="Standard"><text:soft-page-break/><text:span text:style-name="Emphasis"><text:span text:style-name="T73"><text:s/>28 <text:s text:c="21"/>}</text:span></text:span></text:p>
      <text:p text:style-name="Standard"><text:span text:style-name="Emphasis"><text:span text:style-name="T73"><text:s/>29 <text:s text:c="21"/>else if (Char.IsControl(x))</text:span></text:span></text:p>
      <text:p text:style-name="Standard"><text:span text:style-name="Emphasis"><text:span text:style-name="T73"><text:s/>30 <text:s text:c="21"/>{</text:span></text:span></text:p>
      <text:p text:style-name="Standard"><text:span text:style-name="Emphasis"><text:span text:style-name="T73"><text:s/>31 <text:s text:c="25"/>throw new Exception("Поле 'ФИО' не может содержать символы");</text:span></text:span></text:p>
      <text:p text:style-name="Standard"><text:span text:style-name="Emphasis"><text:span text:style-name="T73"><text:s/>32 <text:s text:c="21"/>}</text:span></text:span></text:p>
      <text:p text:style-name="Standard"><text:span text:style-name="Emphasis"><text:span text:style-name="T73"><text:s/>33 <text:s text:c="17"/>}</text:span></text:span></text:p>
      <text:p text:style-name="Standard"><text:span text:style-name="Emphasis"><text:span text:style-name="T73"><text:s/>34 <text:s text:c="17"/>if (textBox2.Text.Length &gt; 1)</text:span></text:span></text:p>
      <text:p text:style-name="Standard"><text:span text:style-name="Emphasis"><text:span text:style-name="T73"><text:s/>35 <text:s text:c="17"/>{</text:span></text:span></text:p>
      <text:p text:style-name="Standard"><text:span text:style-name="Emphasis"><text:span text:style-name="T73"><text:s/>36 <text:s text:c="21"/>throw new Exception("В поле 'категория годности' не может быть более одной буквы");</text:span></text:span></text:p>
      <text:p text:style-name="Standard"><text:span text:style-name="Emphasis"><text:span text:style-name="T73"><text:s/>37 <text:s text:c="17"/>}</text:span></text:span></text:p>
      <text:p text:style-name="Standard"><text:span text:style-name="Emphasis"><text:span text:style-name="T73"><text:s/>38 <text:s text:c="17"/>foreach (var x in textBox2.Text)</text:span></text:span></text:p>
      <text:p text:style-name="Standard"><text:span text:style-name="Emphasis"><text:span text:style-name="T73"><text:s/>39 <text:s text:c="17"/>{</text:span></text:span></text:p>
      <text:p text:style-name="Standard"><text:span text:style-name="Emphasis"><text:span text:style-name="T73"><text:s/>40 <text:s text:c="21"/>if (Char.IsDigit(x))</text:span></text:span></text:p>
      <text:p text:style-name="Standard"><text:span text:style-name="Emphasis"><text:span text:style-name="T73"><text:s/>41 <text:s text:c="21"/>{</text:span></text:span></text:p>
      <text:p text:style-name="Standard"><text:span text:style-name="Emphasis"><text:span text:style-name="T73"><text:s/>42 <text:s text:c="25"/>throw new Exception("В поле 'категория годности' не может быть цифр");</text:span></text:span></text:p>
      <text:p text:style-name="Standard"><text:span text:style-name="Emphasis"><text:span text:style-name="T73"><text:s/>43 <text:s text:c="21"/>}</text:span></text:span></text:p>
      <text:p text:style-name="Standard"><text:span text:style-name="Emphasis"><text:span text:style-name="T73"><text:s/>44 <text:s text:c="21"/>else if (Char.IsControl(x))</text:span></text:span></text:p>
      <text:p text:style-name="Standard"><text:span text:style-name="Emphasis"><text:span text:style-name="T73"><text:s/>45 <text:s text:c="21"/>{</text:span></text:span></text:p>
      <text:p text:style-name="Standard"><text:span text:style-name="Emphasis"><text:span text:style-name="T73"><text:s/>46 <text:s text:c="25"/>throw new Exception("В поле 'категория годности' не может быть символов");</text:span></text:span></text:p>
      <text:p text:style-name="Standard"><text:span text:style-name="Emphasis"><text:span text:style-name="T73"><text:s/>47 <text:s text:c="21"/>}</text:span></text:span></text:p>
      <text:p text:style-name="Standard"><text:span text:style-name="Emphasis"><text:span text:style-name="T73"><text:s/>48 <text:s text:c="17"/>}</text:span></text:span></text:p>
      <text:p text:style-name="Standard"><text:span text:style-name="Emphasis"><text:span text:style-name="T73"><text:s/>49 <text:s text:c="17"/>foreach (var x in textBox3.Text)</text:span></text:span></text:p>
      <text:p text:style-name="Standard"><text:span text:style-name="Emphasis"><text:span text:style-name="T73"><text:s/>50 <text:s text:c="17"/>{</text:span></text:span></text:p>
      <text:p text:style-name="Standard"><text:span text:style-name="Emphasis"><text:span text:style-name="T73"><text:s/>51 <text:s text:c="21"/>if (Char.IsDigit(x))</text:span></text:span></text:p>
      <text:p text:style-name="Standard"><text:span text:style-name="Emphasis"><text:span text:style-name="T73"><text:s/>52 <text:s text:c="21"/>{</text:span></text:span></text:p>
      <text:p text:style-name="Standard"><text:span text:style-name="Emphasis"><text:span text:style-name="T73"><text:s/>53 <text:s text:c="25"/>throw new Exception("В поле 'род войск' не может быть цифр");</text:span></text:span></text:p>
      <text:p text:style-name="Standard"><text:span text:style-name="Emphasis"><text:span text:style-name="T73"><text:s/>54 <text:s text:c="21"/>}</text:span></text:span></text:p>
      <text:p text:style-name="Standard"><text:span text:style-name="Emphasis"><text:span text:style-name="T73"><text:s/>55 <text:s text:c="21"/>else if (Char.IsControl(x))</text:span></text:span></text:p>
      <text:p text:style-name="Standard"><text:span text:style-name="Emphasis"><text:span text:style-name="T73"><text:s/>56 <text:s text:c="21"/>{</text:span></text:span></text:p>
      <text:p text:style-name="Standard"><text:span text:style-name="Emphasis"><text:span text:style-name="T73"><text:s/>57 <text:s text:c="25"/>throw new Exception("В поле 'род войск' не может быть символов");</text:span></text:span></text:p>
      <text:p text:style-name="Standard"><text:span text:style-name="Emphasis"><text:span text:style-name="T73"><text:s/>58 <text:s text:c="21"/>}</text:span></text:span></text:p>
      <text:p text:style-name="Standard"><text:span text:style-name="Emphasis"><text:span text:style-name="T73"><text:s/>59 <text:s text:c="17"/>}</text:span></text:span></text:p>
      <text:p text:style-name="Standard"><text:span text:style-name="Emphasis"><text:span text:style-name="T73"><text:s/>60 <text:s text:c="17"/>foreach (var x in textBox5.Text)</text:span></text:span></text:p>
      <text:p text:style-name="Standard"><text:span text:style-name="Emphasis"><text:span text:style-name="T73"><text:s/>61 <text:s text:c="17"/>{</text:span></text:span></text:p>
      <text:p text:style-name="Standard"><text:span text:style-name="Emphasis"><text:span text:style-name="T73"><text:s/>62 <text:s text:c="21"/>if (Char.IsLetter(x))</text:span></text:span></text:p>
      <text:p text:style-name="Standard"><text:span text:style-name="Emphasis"><text:span text:style-name="T73"><text:s/>63 <text:s text:c="21"/>{</text:span></text:span></text:p>
      <text:p text:style-name="Standard"><text:span text:style-name="Emphasis"><text:span text:style-name="T73"><text:s/>64 <text:s text:c="25"/>throw new Exception("В поле 'номер паспорта' не может быть букв");</text:span></text:span></text:p>
      <text:p text:style-name="Standard"><text:span text:style-name="Emphasis"><text:span text:style-name="T73"><text:s/>65 <text:s text:c="21"/>}</text:span></text:span></text:p>
      <text:p text:style-name="Standard"><text:span text:style-name="Emphasis"><text:span text:style-name="T73"><text:s/>66 <text:s text:c="21"/>if (Char.IsControl(x))</text:span></text:span></text:p>
      <text:p text:style-name="Standard"><text:span text:style-name="Emphasis"><text:span text:style-name="T73"><text:s/>67 <text:s text:c="21"/>{</text:span></text:span></text:p>
      <text:p text:style-name="Standard"><text:span text:style-name="Emphasis"><text:span text:style-name="T73"><text:s/>68 <text:s text:c="25"/>throw new Exception("В поле 'номер паспорта' не может быть символов");</text:span></text:span></text:p>
      <text:p text:style-name="Standard"><text:span text:style-name="Emphasis"><text:span text:style-name="T73"><text:s/>69 <text:s text:c="21"/>}</text:span></text:span></text:p>
      <text:p text:style-name="Standard"><text:span text:style-name="Emphasis"><text:span text:style-name="T73"><text:s/>70 <text:s text:c="17"/>}</text:span></text:span></text:p>
      <text:p text:style-name="Standard"><text:span text:style-name="Emphasis"><text:span text:style-name="T73"><text:s/>71 <text:s text:c="17"/>foreach (var x in textBox6.Text)</text:span></text:span></text:p>
      <text:p text:style-name="Standard"><text:span text:style-name="Emphasis"><text:span text:style-name="T73"><text:s/>72 <text:s text:c="17"/>{</text:span></text:span></text:p>
      <text:p text:style-name="Standard"><text:span text:style-name="Emphasis"><text:span text:style-name="T73"><text:s/>73 <text:s text:c="21"/>if (Char.IsLetter(x))</text:span></text:span></text:p>
      <text:p text:style-name="Standard"><text:span text:style-name="Emphasis"><text:span text:style-name="T73"><text:s/>74 <text:s text:c="21"/>{</text:span></text:span></text:p>
      <text:p text:style-name="Standard"><text:soft-page-break/><text:span text:style-name="Emphasis"><text:span text:style-name="T73"><text:s/>75 <text:s text:c="25"/>throw new Exception("В поле 'серия паспорта' не может быть букв");</text:span></text:span></text:p>
      <text:p text:style-name="Standard"><text:span text:style-name="Emphasis"><text:span text:style-name="T73"><text:s/>76 <text:s text:c="21"/>}</text:span></text:span></text:p>
      <text:p text:style-name="Standard"><text:span text:style-name="Emphasis"><text:span text:style-name="T73"><text:s/>77 <text:s text:c="21"/>else if (Char.IsControl(x))</text:span></text:span></text:p>
      <text:p text:style-name="Standard"><text:span text:style-name="Emphasis"><text:span text:style-name="T73"><text:s/>78 <text:s text:c="21"/>{</text:span></text:span></text:p>
      <text:p text:style-name="Standard"><text:span text:style-name="Emphasis"><text:span text:style-name="T73"><text:s/>79 <text:s text:c="25"/>throw new Exception("В поле 'серия паспорта' не может быть символов");</text:span></text:span></text:p>
      <text:p text:style-name="Standard"><text:span text:style-name="Emphasis"><text:span text:style-name="T73"><text:s/>80 <text:s text:c="21"/>}</text:span></text:span></text:p>
      <text:p text:style-name="Standard"><text:span text:style-name="Emphasis"><text:span text:style-name="T73"><text:s/>81 <text:s text:c="17"/>}</text:span></text:span></text:p>
      <text:p text:style-name="Standard"><text:span text:style-name="Emphasis"><text:span text:style-name="T73"><text:s/>82 <text:s text:c="17"/>checkedListBox1.Items.Add(text);</text:span></text:span></text:p>
      <text:p text:style-name="Standard"><text:span text:style-name="Emphasis"><text:span text:style-name="T73"><text:s/>83 <text:s/></text:span></text:span></text:p>
      <text:p text:style-name="Standard"><text:span text:style-name="Emphasis"><text:span text:style-name="T73"><text:s/>84 <text:s text:c="13"/>}</text:span></text:span></text:p>
      <text:p text:style-name="Standard"><text:span text:style-name="Emphasis"><text:span text:style-name="T73"><text:s/>85 <text:s text:c="13"/>catch (Exception ex)</text:span></text:span></text:p>
      <text:p text:style-name="Standard"><text:span text:style-name="Emphasis"><text:span text:style-name="T73"><text:s/>86 <text:s text:c="13"/>{</text:span></text:span></text:p>
      <text:p text:style-name="Standard"><text:span text:style-name="Emphasis"><text:span text:style-name="T73"><text:s/>87 <text:s text:c="17"/>MessageBox.Show("Ошибка! " + ex.Message);</text:span></text:span></text:p>
      <text:p text:style-name="Standard"><text:span text:style-name="Emphasis"><text:span text:style-name="T73"><text:s/>88 <text:s text:c="13"/>}</text:span></text:span></text:p>
      <text:p text:style-name="Standard"><text:span text:style-name="Emphasis"><text:span text:style-name="T73"><text:s/>89 <text:s text:c="9"/>}</text:span></text:span></text:p>
      <text:p text:style-name="Standard"><text:span text:style-name="Emphasis"><text:span text:style-name="T73"><text:s/>90 <text:s/></text:span></text:span></text:p>
      <text:p text:style-name="Standard"><text:span text:style-name="Emphasis"><text:span text:style-name="T73"><text:s/>91 <text:s text:c="9"/>private void button2_Click(object sender, EventArgs e)</text:span></text:span></text:p>
      <text:p text:style-name="Standard"><text:span text:style-name="Emphasis"><text:span text:style-name="T73"><text:s/>92 <text:s text:c="9"/>{</text:span></text:span></text:p>
      <text:p text:style-name="Standard"><text:span text:style-name="Emphasis"><text:span text:style-name="T73"><text:s/>93 <text:s text:c="13"/>try</text:span></text:span></text:p>
      <text:p text:style-name="Standard"><text:span text:style-name="Emphasis"><text:span text:style-name="T73"><text:s/>94 <text:s text:c="13"/>{</text:span></text:span></text:p>
      <text:p text:style-name="Standard"><text:span text:style-name="Emphasis"><text:span text:style-name="T73"><text:s/>95 <text:s text:c="17"/>if (checkedListBox1.Items.Count &gt; 0)</text:span></text:span></text:p>
      <text:p text:style-name="Standard"><text:span text:style-name="Emphasis"><text:span text:style-name="T73"><text:s/>96 <text:s text:c="17"/>{</text:span></text:span></text:p>
      <text:p text:style-name="Standard"><text:span text:style-name="Emphasis"><text:span text:style-name="T73"><text:s/>97 <text:s text:c="21"/>checkedListBox1.Items.Clear();</text:span></text:span></text:p>
      <text:p text:style-name="Standard"><text:span text:style-name="Emphasis"><text:span text:style-name="T73"><text:s/>98 <text:s text:c="17"/>}</text:span></text:span></text:p>
      <text:p text:style-name="Standard"><text:span text:style-name="Emphasis"><text:span text:style-name="T73"><text:s/>99 <text:s text:c="17"/>else</text:span></text:span></text:p>
      <text:p text:style-name="Standard"><text:span text:style-name="Emphasis"><text:span text:style-name="T73">100 <text:s text:c="17"/>{</text:span></text:span></text:p>
      <text:p text:style-name="Standard"><text:span text:style-name="Emphasis"><text:span text:style-name="T73">101 <text:s text:c="21"/>throw new Exception("Список пуст, очищать нечего");</text:span></text:span></text:p>
      <text:p text:style-name="Standard"><text:span text:style-name="Emphasis"><text:span text:style-name="T73">102 <text:s text:c="17"/>}</text:span></text:span></text:p>
      <text:p text:style-name="Standard"><text:span text:style-name="Emphasis"><text:span text:style-name="T73">103 <text:s text:c="13"/>}</text:span></text:span></text:p>
      <text:p text:style-name="Standard"><text:span text:style-name="Emphasis"><text:span text:style-name="T73">104 <text:s text:c="13"/>catch (Exception ex)</text:span></text:span></text:p>
      <text:p text:style-name="Standard"><text:span text:style-name="Emphasis"><text:span text:style-name="T73">105 <text:s text:c="13"/>{</text:span></text:span></text:p>
      <text:p text:style-name="Standard"><text:span text:style-name="Emphasis"><text:span text:style-name="T73">106 <text:s text:c="17"/>MessageBox.Show("Error! " + ex.Message);</text:span></text:span></text:p>
      <text:p text:style-name="Standard"><text:span text:style-name="Emphasis"><text:span text:style-name="T73">107 <text:s text:c="13"/>}</text:span></text:span></text:p>
      <text:p text:style-name="Standard"><text:span text:style-name="Emphasis"><text:span text:style-name="T73">108 <text:s text:c="9"/>}</text:span></text:span></text:p>
      <text:p text:style-name="Standard"><text:span text:style-name="Emphasis"><text:span text:style-name="T73">109 <text:s/></text:span></text:span></text:p>
      <text:p text:style-name="Standard"><text:span text:style-name="Emphasis"><text:span text:style-name="T73">110 <text:s text:c="9"/>private void button3_Click(object sender, EventArgs e)</text:span></text:span></text:p>
      <text:p text:style-name="Standard"><text:span text:style-name="Emphasis"><text:span text:style-name="T73">111 <text:s text:c="9"/>{</text:span></text:span></text:p>
      <text:p text:style-name="Standard"><text:span text:style-name="Emphasis"><text:span text:style-name="T73">112 <text:s text:c="13"/>Task task = button3_ClickTask();</text:span></text:span></text:p>
      <text:p text:style-name="Standard"><text:span text:style-name="Emphasis"><text:span text:style-name="T73">113 <text:s text:c="13"/>task.Wait();</text:span></text:span></text:p>
      <text:p text:style-name="Standard"><text:span text:style-name="Emphasis"><text:span text:style-name="T73">114 <text:s text:c="13"/>MessageBox.Show("Загрузка в БД завершена");</text:span></text:span></text:p>
      <text:p text:style-name="Standard"><text:span text:style-name="Emphasis"><text:span text:style-name="T73">115 <text:s text:c="9"/>}</text:span></text:span></text:p>
      <text:p text:style-name="Standard"><text:span text:style-name="Emphasis"><text:span text:style-name="T73">116 <text:s text:c="9"/>async private Task button3_ClickTask()</text:span></text:span></text:p>
      <text:p text:style-name="Standard"><text:span text:style-name="Emphasis"><text:span text:style-name="T73">117 <text:s text:c="9"/>{</text:span></text:span></text:p>
      <text:p text:style-name="Standard"><text:span text:style-name="Emphasis"><text:span text:style-name="T73">118 <text:s text:c="13"/>Soldier soldier = new Soldier(textBox1.Text, textBox2.Text, textBox3.Text, textBox4.Text, textBox5.Text, textBox6.Text);</text:span></text:span></text:p>
      <text:p text:style-name="Standard"><text:span text:style-name="Emphasis"><text:span text:style-name="T73">119 <text:s/></text:span></text:span></text:p>
      <text:p text:style-name="Standard"><text:span text:style-name="Emphasis"><text:span text:style-name="T73">120 <text:s text:c="13"/>using (var connection = new SQLiteConnection(connect))</text:span></text:span></text:p>
      <text:p text:style-name="Standard"><text:span text:style-name="Emphasis"><text:span text:style-name="T73">121 <text:s text:c="13"/>{</text:span></text:span></text:p>
      <text:p text:style-name="Standard"><text:span text:style-name="Emphasis"><text:span text:style-name="T73">122 <text:s text:c="17"/>await connection.OpenAsync();</text:span></text:span></text:p>
      <text:p text:style-name="Standard"><text:span text:style-name="Emphasis"><text:span text:style-name="T73">123 <text:s text:c="17"/>string createTable = @"</text:span></text:span></text:p>
      <text:p text:style-name="Standard"><text:span text:style-name="Emphasis"><text:span text:style-name="T73">124 <text:s text:c="17"/>CREATE TABLE IF NOT EXISTS Soldiers(</text:span></text:span></text:p>
      <text:p text:style-name="Standard"><text:span text:style-name="Emphasis"><text:span text:style-name="T73">125 <text:s text:c="17"/>id INTEGER NOT NULL PRIMARY KEY, </text:span></text:span></text:p>
      <text:p text:style-name="Standard"><text:span text:style-name="Emphasis"><text:span text:style-name="T73">126 <text:s text:c="17"/>FIO nvarchar (50),</text:span></text:span></text:p>
      <text:p text:style-name="Standard"><text:soft-page-break/><text:span text:style-name="Emphasis"><text:span text:style-name="T73">127 <text:s text:c="17"/>ValidityCategory nvarchar (50),</text:span></text:span></text:p>
      <text:p text:style-name="Standard"><text:span text:style-name="Emphasis"><text:span text:style-name="T73">128 <text:s text:c="17"/>MilitaryBranch nvarchar (50),</text:span></text:span></text:p>
      <text:p text:style-name="Standard"><text:span text:style-name="Emphasis"><text:span text:style-name="T73">129 <text:s text:c="17"/>Address nvarchar (50),</text:span></text:span></text:p>
      <text:p text:style-name="Standard"><text:span text:style-name="Emphasis"><text:span text:style-name="T73">130 <text:s text:c="17"/>PassportNumber nvarchar (50),</text:span></text:span></text:p>
      <text:p text:style-name="Standard"><text:span text:style-name="Emphasis"><text:span text:style-name="T73">131 <text:s text:c="17"/>PassportSeries nvarchar (50)</text:span></text:span></text:p>
      <text:p text:style-name="Standard"><text:span text:style-name="Emphasis"><text:span text:style-name="T73">132 <text:s text:c="17"/>)";</text:span></text:span></text:p>
      <text:p text:style-name="Standard"><text:span text:style-name="Emphasis"><text:span text:style-name="T73">133 <text:s text:c="17"/>string sql = @"</text:span></text:span></text:p>
      <text:p text:style-name="Standard"><text:span text:style-name="Emphasis"><text:span text:style-name="T73">134 <text:s text:c="17"/>INSERT INTO Soldiers(FIO, ValidityCategory, MilitaryBranch, Address, PassportNumber, PassportSeries)</text:span></text:span></text:p>
      <text:p text:style-name="Standard"><text:span text:style-name="Emphasis"><text:span text:style-name="T73">135 <text:s text:c="17"/>SELECT @FIO, @ValidityCategory, @MilitaryBranch, @Address, @PassportNumber, @PassportSeries</text:span></text:span></text:p>
      <text:p text:style-name="Standard"><text:span text:style-name="Emphasis"><text:span text:style-name="T73">136 <text:s text:c="17"/>";</text:span></text:span></text:p>
      <text:p text:style-name="Standard"><text:span text:style-name="Emphasis"><text:span text:style-name="T73">137 <text:s text:c="17"/>using (var command = new SQLiteCommand(createTable, connection)) </text:span></text:span></text:p>
      <text:p text:style-name="Standard"><text:span text:style-name="Emphasis"><text:span text:style-name="T73">138 <text:s text:c="17"/>{ </text:span></text:span></text:p>
      <text:p text:style-name="Standard"><text:span text:style-name="Emphasis"><text:span text:style-name="T73">139 <text:s text:c="21"/>await command.ExecuteNonQueryAsync();</text:span></text:span></text:p>
      <text:p text:style-name="Standard"><text:span text:style-name="Emphasis"><text:span text:style-name="T73">140 <text:s text:c="17"/>}</text:span></text:span></text:p>
      <text:p text:style-name="Standard"><text:span text:style-name="Emphasis"><text:span text:style-name="T73">141 <text:s/></text:span></text:span></text:p>
      <text:p text:style-name="Standard"><text:span text:style-name="Emphasis"><text:span text:style-name="T73">142 <text:s text:c="17"/>using (var command = new SQLiteCommand(sql, connection))</text:span></text:span></text:p>
      <text:p text:style-name="Standard"><text:span text:style-name="Emphasis"><text:span text:style-name="T73">143 <text:s text:c="17"/>{</text:span></text:span></text:p>
      <text:p text:style-name="Standard"><text:span text:style-name="Emphasis"><text:span text:style-name="T73">144 <text:s text:c="21"/>command.Parameters.AddWithValue("@FIO", soldier.FIO);</text:span></text:span></text:p>
      <text:p text:style-name="Standard"><text:span text:style-name="Emphasis"><text:span text:style-name="T73">145 <text:s text:c="21"/>command.Parameters.AddWithValue("@ValidityCategory", soldier.ValidityCategory);</text:span></text:span></text:p>
      <text:p text:style-name="Standard"><text:span text:style-name="Emphasis"><text:span text:style-name="T73">146 <text:s text:c="21"/>command.Parameters.AddWithValue("@MilitaryBranch", soldier.MilitaryBranch);</text:span></text:span></text:p>
      <text:p text:style-name="Standard"><text:span text:style-name="Emphasis"><text:span text:style-name="T73">147 <text:s text:c="21"/>command.Parameters.AddWithValue("@Address", soldier.Address);</text:span></text:span></text:p>
      <text:p text:style-name="Standard"><text:span text:style-name="Emphasis"><text:span text:style-name="T73">148 <text:s text:c="21"/>command.Parameters.AddWithValue("@PassportNumber", soldier.PassportNumber);</text:span></text:span></text:p>
      <text:p text:style-name="Standard"><text:span text:style-name="Emphasis"><text:span text:style-name="T73">149 <text:s text:c="21"/>command.Parameters.AddWithValue("@PassportSeries", soldier.@PassportSeries);</text:span></text:span></text:p>
      <text:p text:style-name="Standard"><text:span text:style-name="Emphasis"><text:span text:style-name="T73">150 <text:s text:c="21"/>await command.ExecuteNonQueryAsync();</text:span></text:span></text:p>
      <text:p text:style-name="Standard"><text:span text:style-name="Emphasis"><text:span text:style-name="T73">151 <text:s text:c="17"/>}</text:span></text:span></text:p>
      <text:p text:style-name="Standard"><text:span text:style-name="Emphasis"><text:span text:style-name="T73">152 <text:s/></text:span></text:span></text:p>
      <text:p text:style-name="Standard"><text:span text:style-name="Emphasis"><text:span text:style-name="T73">153 <text:s text:c="13"/>}</text:span></text:span></text:p>
      <text:p text:style-name="Standard"><text:span text:style-name="Emphasis"><text:span text:style-name="T73">154 <text:s text:c="9"/>}</text:span></text:span></text:p>
      <text:p text:style-name="Standard"><text:span text:style-name="Emphasis"><text:span text:style-name="T73">155 <text:s/></text:span></text:span></text:p>
      <text:p text:style-name="Standard"><text:span text:style-name="Emphasis"><text:span text:style-name="T73">156 <text:s text:c="9"/>private void button4_Click(object sender, EventArgs e)</text:span></text:span></text:p>
      <text:p text:style-name="Standard"><text:span text:style-name="Emphasis"><text:span text:style-name="T73">157 <text:s text:c="9"/>{</text:span></text:span></text:p>
      <text:p text:style-name="Standard"><text:span text:style-name="Emphasis"><text:span text:style-name="T73">158 <text:s text:c="13"/>checkedListBox1.Items.Remove(checkedListBox1.SelectedItem!);</text:span></text:span></text:p>
      <text:p text:style-name="Standard"><text:span text:style-name="Emphasis"><text:span text:style-name="T73">159 <text:s text:c="9"/>}</text:span></text:span></text:p>
      <text:p text:style-name="Standard"><text:span text:style-name="Emphasis"><text:span text:style-name="T73">160 <text:s text:c="9"/>private void button5_Click(object sender, EventArgs e)</text:span></text:span></text:p>
      <text:p text:style-name="Standard"><text:span text:style-name="Emphasis"><text:span text:style-name="T73">161 <text:s text:c="9"/>{</text:span></text:span></text:p>
      <text:p text:style-name="Standard"><text:span text:style-name="Emphasis"><text:span text:style-name="T73">162 <text:s text:c="13"/>foreach (var x in checkedListBox1.Items)</text:span></text:span></text:p>
      <text:p text:style-name="Standard"><text:span text:style-name="Emphasis"><text:span text:style-name="T73">163 <text:s text:c="13"/>{</text:span></text:span></text:p>
      <text:p text:style-name="Standard"><text:span text:style-name="Emphasis"><text:span text:style-name="T73">164 <text:s text:c="17"/>File.AppendAllText(pathToFile, $"{x.ToString()}\n");</text:span></text:span></text:p>
      <text:p text:style-name="Standard"><text:span text:style-name="Emphasis"><text:span text:style-name="T73">165 <text:s text:c="13"/>}</text:span></text:span></text:p>
      <text:p text:style-name="Standard"><text:span text:style-name="Emphasis"><text:span text:style-name="T73">166 <text:s/></text:span></text:span></text:p>
      <text:p text:style-name="Standard"><text:span text:style-name="Emphasis"><text:span text:style-name="T73">167 <text:s text:c="13"/>MessageBox.Show("Запись в файл завершена!");</text:span></text:span></text:p>
      <text:p text:style-name="Standard"><text:span text:style-name="Emphasis"><text:span text:style-name="T73">168 <text:s text:c="9"/>}</text:span></text:span></text:p>
      <text:p text:style-name="Standard"><text:span text:style-name="Emphasis"><text:span text:style-name="T73">169 <text:s/></text:span></text:span></text:p>
      <text:p text:style-name="Standard"><text:span text:style-name="Emphasis"><text:span text:style-name="T73">170 <text:s text:c="9"/>private void button6_Click(object sender, EventArgs e)</text:span></text:span></text:p>
      <text:p text:style-name="Standard"><text:span text:style-name="Emphasis"><text:span text:style-name="T73">171 <text:s text:c="9"/>{</text:span></text:span></text:p>
      <text:p text:style-name="Standard"><text:span text:style-name="Emphasis"><text:span text:style-name="T73">172 <text:s text:c="13"/>File.WriteAllText(pathToFile, "");</text:span></text:span></text:p>
      <text:p text:style-name="Standard"><text:span text:style-name="Emphasis"><text:span text:style-name="T73">173 <text:s text:c="13"/>Application.Exit();</text:span></text:span></text:p>
      <text:p text:style-name="Standard"><text:soft-page-break/><text:span text:style-name="Emphasis"><text:span text:style-name="T73">174 <text:s text:c="9"/>}</text:span></text:span></text:p>
      <text:p text:style-name="Standard"><text:span text:style-name="Emphasis"><text:span text:style-name="T73">175 <text:s/></text:span></text:span></text:p>
      <text:p text:style-name="Standard"><text:span text:style-name="Emphasis"><text:span text:style-name="T73">176 <text:s text:c="9"/>private void button7_Click(object sender, EventArgs e)</text:span></text:span></text:p>
      <text:p text:style-name="Standard"><text:span text:style-name="Emphasis"><text:span text:style-name="T73">177 <text:s text:c="9"/>{</text:span></text:span></text:p>
      <text:p text:style-name="Standard"><text:span text:style-name="Emphasis"><text:span text:style-name="T73">178 <text:s text:c="13"/>checkedListBox1.Items.Remove(checkedListBox1.SelectedItem!);</text:span></text:span></text:p>
      <text:p text:style-name="Standard"><text:span text:style-name="Emphasis"><text:span text:style-name="T73">179 <text:s text:c="9"/>}</text:span></text:span></text:p>
      <text:p text:style-name="Standard"><text:span text:style-name="Emphasis"><text:span text:style-name="T73">180 <text:s/></text:span></text:span></text:p>
      <text:p text:style-name="Standard"><text:span text:style-name="Emphasis"><text:span text:style-name="T73">181 <text:s text:c="9"/>private void button9_Click(object sender, EventArgs e)</text:span></text:span></text:p>
      <text:p text:style-name="Standard"><text:span text:style-name="Emphasis"><text:span text:style-name="T73">182 <text:s text:c="9"/>{</text:span></text:span></text:p>
      <text:p text:style-name="Standard"><text:span text:style-name="Emphasis"><text:span text:style-name="T73">183 <text:s text:c="13"/>checkedListBox1.Items.Remove(checkedListBox1.SelectedItem!);</text:span></text:span></text:p>
      <text:p text:style-name="Standard"><text:span text:style-name="Emphasis"><text:span text:style-name="T73">184 <text:s text:c="9"/>}</text:span></text:span></text:p>
      <text:p text:style-name="Standard"><text:span text:style-name="Emphasis"><text:span text:style-name="T73">185 <text:s/></text:span></text:span></text:p>
      <text:p text:style-name="Standard"><text:span text:style-name="Emphasis"><text:span text:style-name="T73">186 <text:s text:c="9"/>private void button10_Click(object sender, EventArgs e)</text:span></text:span></text:p>
      <text:p text:style-name="Standard"><text:span text:style-name="Emphasis"><text:span text:style-name="T73">187 <text:s text:c="9"/>{</text:span></text:span></text:p>
      <text:p text:style-name="Standard"><text:span text:style-name="Emphasis"><text:span text:style-name="T73">188 <text:s text:c="13"/>checkedListBox1.Items.Remove(checkedListBox1.SelectedItem!);</text:span></text:span></text:p>
      <text:p text:style-name="Standard"><text:span text:style-name="Emphasis"><text:span text:style-name="T73">189 <text:s text:c="9"/>}</text:span></text:span></text:p>
      <text:p text:style-name="Standard"><text:span text:style-name="Emphasis"><text:span text:style-name="T73">190 <text:s/></text:span></text:span></text:p>
      <text:p text:style-name="Standard"><text:span text:style-name="Emphasis"><text:span text:style-name="T73">191 <text:s text:c="9"/>private void button8_Click(object sender, EventArgs e)</text:span></text:span></text:p>
      <text:p text:style-name="Standard"><text:span text:style-name="Emphasis"><text:span text:style-name="T73">192 <text:s text:c="9"/>{</text:span></text:span></text:p>
      <text:p text:style-name="Standard"><text:span text:style-name="Emphasis"><text:span text:style-name="T73">193 <text:s text:c="13"/>checkedListBox1.Items.Remove(checkedListBox1.SelectedItem!);</text:span></text:span></text:p>
      <text:p text:style-name="Standard"><text:span text:style-name="Emphasis"><text:span text:style-name="T73">194 <text:s text:c="9"/>}</text:span></text:span></text:p>
      <text:p text:style-name="Standard"><text:span text:style-name="Emphasis"><text:span text:style-name="T73">195 <text:s text:c="5"/>}</text:span></text:span></text:p>
      <text:p text:style-name="Standard"><text:span text:style-name="Emphasis"><text:span text:style-name="T73">196 <text:s/>}</text:span></text:span></text:p>
      <text:p text:style-name="P49"><text:span text:style-name="Emphasis"><text:span text:style-name="T71"/></text:span></text:p>
      <text:p text:style-name="P49"><text:span text:style-name="Emphasis"><text:span text:style-name="T71">Листинг 3. Soldier.cs</text:span></text:span></text:p>
      <text:p text:style-name="P49"><text:span text:style-name="Emphasis"><text:span text:style-name="T71"/></text:span></text:p>
      <text:p text:style-name="Standard"><text:span text:style-name="T75"><text:s/>1 </text:span><text:span text:style-name="T76"><text:s/>using System;</text:span></text:p>
      <text:p text:style-name="P50"><text:s/>2 <text:s/>using System.Collections.Generic;</text:p>
      <text:p text:style-name="P50"><text:s/>3 <text:s/>using System.Linq;</text:p>
      <text:p text:style-name="P50"><text:s/>4 <text:s/>using System.Text;</text:p>
      <text:p text:style-name="P50"><text:s/>5 <text:s/>using System.Threading.Tasks;</text:p>
      <text:p text:style-name="P50"><text:s/>6 <text:s/></text:p>
      <text:p text:style-name="P50"><text:s/>7 <text:s/>namespace WinFormsApp1</text:p>
      <text:p text:style-name="P50"><text:s/>8 <text:s/>{</text:p>
      <text:p text:style-name="P50"><text:s/>9 <text:s text:c="5"/>internal class Soldier</text:p>
      <text:p text:style-name="P50">10 <text:s text:c="5"/>{</text:p>
      <text:p text:style-name="P50">11 <text:s text:c="9"/>public string FIO { <text:s/>get; set; }</text:p>
      <text:p text:style-name="P50">12 <text:s text:c="9"/>public string ValidityCategory { get; set; }</text:p>
      <text:p text:style-name="P50">13 <text:s text:c="9"/>public string MilitaryBranch { get; set; }</text:p>
      <text:p text:style-name="P50">14 <text:s text:c="9"/>public string Address { get; set; }</text:p>
      <text:p text:style-name="P50">15 <text:s text:c="9"/>public string PassportNumber { get; set; }</text:p>
      <text:p text:style-name="P50">16 <text:s text:c="9"/>public string PassportSeries { get; set; }</text:p>
      <text:p text:style-name="P50">17 <text:s text:c="9"/>public Soldier(string FIO, string validityCategory, string militaryBranch, string address, string passportNumber, string passportSeries)</text:p>
      <text:p text:style-name="P50">18 <text:s text:c="9"/>{</text:p>
      <text:p text:style-name="P50">19 <text:s text:c="13"/>this.FIO = FIO;</text:p>
      <text:p text:style-name="P50">20 <text:s text:c="13"/>this.ValidityCategory = validityCategory;</text:p>
      <text:p text:style-name="P50">21 <text:s text:c="13"/>this.MilitaryBranch = militaryBranch;</text:p>
      <text:p text:style-name="P50">22 <text:s text:c="13"/>this.Address = address;</text:p>
      <text:p text:style-name="P50">23 <text:s text:c="13"/>this.PassportNumber = passportNumber;</text:p>
      <text:p text:style-name="P50">24 <text:s text:c="13"/>this.PassportSeries = passportSeries;</text:p>
      <text:p text:style-name="P50">25 <text:s text:c="9"/>}</text:p>
      <text:p text:style-name="P50"><text:soft-page-break/>26 <text:s text:c="5"/>}</text:p>
      <text:p text:style-name="P50">27 <text:s/>}</text:p>
      <text:p text:style-name="Standard"/>
      <text:p text:style-name="P51"><text:span text:style-name="Emphasis"><text:span text:style-name="T77"><text:s/></text:span></text:span><text:span text:style-name="Emphasis"><text:span text:style-name="T78">Листинг 4. Soldier.cs</text:span></text:span></text:p>
      <text:p text:style-name="P51"><text:span text:style-name="Emphasis"><text:span text:style-name="T79"/></text:span></text:p>
      <text:p text:style-name="Standard"><text:span text:style-name="Emphasis"><text:span text:style-name="T80"><text:s text:c="2"/></text:span></text:span><text:span text:style-name="Emphasis"><text:span text:style-name="T81">1 <text:s/>namespace WinFormsApp1</text:span></text:span></text:p>
      <text:p text:style-name="Standard"><text:span text:style-name="Emphasis"><text:span text:style-name="T82"><text:s text:c="2"/>2 <text:s/>{</text:span></text:span></text:p>
      <text:p text:style-name="Standard"><text:span text:style-name="Emphasis"><text:span text:style-name="T82"><text:s text:c="2"/>3 <text:s text:c="5"/>partial class Form1</text:span></text:span></text:p>
      <text:p text:style-name="Standard"><text:span text:style-name="Emphasis"><text:span text:style-name="T82"><text:s text:c="2"/>4 <text:s text:c="5"/>{</text:span></text:span></text:p>
      <text:p text:style-name="Standard"><text:span text:style-name="Emphasis"><text:span text:style-name="T82"><text:s text:c="2"/>5 <text:s text:c="9"/>private System.ComponentModel.IContainer components = null;</text:span></text:span></text:p>
      <text:p text:style-name="Standard"><text:span text:style-name="Emphasis"><text:span text:style-name="T82"><text:s text:c="2"/>6 <text:s text:c="9"/>protected override void Dispose(bool disposing)</text:span></text:span></text:p>
      <text:p text:style-name="Standard"><text:span text:style-name="Emphasis"><text:span text:style-name="T82"><text:s text:c="2"/>7 <text:s text:c="9"/>{</text:span></text:span></text:p>
      <text:p text:style-name="Standard"><text:span text:style-name="Emphasis"><text:span text:style-name="T82"><text:s text:c="2"/>8 <text:s text:c="13"/>if (disposing &amp;&amp; (components != null))</text:span></text:span></text:p>
      <text:p text:style-name="Standard"><text:span text:style-name="Emphasis"><text:span text:style-name="T82"><text:s text:c="2"/>9 <text:s text:c="13"/>{</text:span></text:span></text:p>
      <text:p text:style-name="Standard"><text:span text:style-name="Emphasis"><text:span text:style-name="T82"><text:s/>10 <text:s text:c="17"/>components.Dispose();</text:span></text:span></text:p>
      <text:p text:style-name="Standard"><text:span text:style-name="Emphasis"><text:span text:style-name="T82"><text:s/>11 <text:s text:c="13"/>}</text:span></text:span></text:p>
      <text:p text:style-name="Standard"><text:span text:style-name="Emphasis"><text:span text:style-name="T82"><text:s/>12 <text:s text:c="13"/>base.Dispose(disposing);</text:span></text:span></text:p>
      <text:p text:style-name="Standard"><text:span text:style-name="Emphasis"><text:span text:style-name="T82"><text:s/>13 <text:s text:c="9"/>}</text:span></text:span></text:p>
      <text:p text:style-name="Standard"><text:span text:style-name="Emphasis"><text:span text:style-name="T82"><text:s/>14 <text:s/></text:span></text:span></text:p>
      <text:p text:style-name="Standard"><text:span text:style-name="Emphasis"><text:span text:style-name="T82"><text:s/>15 <text:s text:c="9"/>#region Windows Form Designer generated code</text:span></text:span></text:p>
      <text:p text:style-name="Standard"><text:span text:style-name="Emphasis"><text:span text:style-name="T82"><text:s/>16 <text:s text:c="9"/>private void InitializeComponent()</text:span></text:span></text:p>
      <text:p text:style-name="Standard"><text:span text:style-name="Emphasis"><text:span text:style-name="T82"><text:s/>17 <text:s text:c="9"/>{</text:span></text:span></text:p>
      <text:p text:style-name="Standard"><text:span text:style-name="Emphasis"><text:span text:style-name="T82"><text:s/>18 <text:s text:c="13"/>textBox1 = new TextBox();</text:span></text:span></text:p>
      <text:p text:style-name="Standard"><text:span text:style-name="Emphasis"><text:span text:style-name="T82"><text:s/>19 <text:s text:c="13"/>textBox2 = new TextBox();</text:span></text:span></text:p>
      <text:p text:style-name="Standard"><text:span text:style-name="Emphasis"><text:span text:style-name="T82"><text:s/>20 <text:s text:c="13"/>textBox3 = new TextBox();</text:span></text:span></text:p>
      <text:p text:style-name="Standard"><text:span text:style-name="Emphasis"><text:span text:style-name="T82"><text:s/>21 <text:s text:c="13"/>textBox4 = new TextBox();</text:span></text:span></text:p>
      <text:p text:style-name="Standard"><text:span text:style-name="Emphasis"><text:span text:style-name="T82"><text:s/>22 <text:s text:c="13"/>textBox5 = new TextBox();</text:span></text:span></text:p>
      <text:p text:style-name="Standard"><text:span text:style-name="Emphasis"><text:span text:style-name="T82"><text:s/>23 <text:s text:c="13"/>textBox6 = new TextBox();</text:span></text:span></text:p>
      <text:p text:style-name="Standard"><text:span text:style-name="Emphasis"><text:span text:style-name="T82"><text:s/>24 <text:s text:c="13"/>button1 = new Button();</text:span></text:span></text:p>
      <text:p text:style-name="Standard"><text:span text:style-name="Emphasis"><text:span text:style-name="T82"><text:s/>25 <text:s text:c="13"/>button2 = new Button();</text:span></text:span></text:p>
      <text:p text:style-name="Standard"><text:span text:style-name="Emphasis"><text:span text:style-name="T82"><text:s/>26 <text:s text:c="13"/>button3 = new Button();</text:span></text:span></text:p>
      <text:p text:style-name="Standard"><text:span text:style-name="Emphasis"><text:span text:style-name="T82"><text:s/>27 <text:s text:c="13"/>checkedListBox1 = new CheckedListBox();</text:span></text:span></text:p>
      <text:p text:style-name="Standard"><text:span text:style-name="Emphasis"><text:span text:style-name="T82"><text:s/>28 <text:s text:c="13"/>button4 = new Button();</text:span></text:span></text:p>
      <text:p text:style-name="Standard"><text:span text:style-name="Emphasis"><text:span text:style-name="T82"><text:s/>29 <text:s text:c="13"/>button5 = new Button();</text:span></text:span></text:p>
      <text:p text:style-name="Standard"><text:span text:style-name="Emphasis"><text:span text:style-name="T82"><text:s/>30 <text:s text:c="13"/>button6 = new Button();</text:span></text:span></text:p>
      <text:p text:style-name="Standard"><text:span text:style-name="Emphasis"><text:span text:style-name="T82"><text:s/>31 <text:s text:c="13"/>button7 = new Button();</text:span></text:span></text:p>
      <text:p text:style-name="Standard"><text:span text:style-name="Emphasis"><text:span text:style-name="T82"><text:s/>32 <text:s text:c="13"/>button8 = new Button();</text:span></text:span></text:p>
      <text:p text:style-name="Standard"><text:span text:style-name="Emphasis"><text:span text:style-name="T82"><text:s/>33 <text:s text:c="13"/>button9 = new Button();</text:span></text:span></text:p>
      <text:p text:style-name="Standard"><text:span text:style-name="Emphasis"><text:span text:style-name="T82"><text:s/>34 <text:s text:c="13"/>button10 = new Button();</text:span></text:span></text:p>
      <text:p text:style-name="Standard"><text:span text:style-name="Emphasis"><text:span text:style-name="T82"><text:s/>35 <text:s text:c="13"/>SuspendLayout();</text:span></text:span></text:p>
      <text:p text:style-name="Standard"><text:span text:style-name="Emphasis"><text:span text:style-name="T82"><text:s/>36 <text:s text:c="13"/>// </text:span></text:span></text:p>
      <text:p text:style-name="Standard"><text:span text:style-name="Emphasis"><text:span text:style-name="T81"><text:s/>37 <text:s/></text:span></text:span><text:span text:style-name="Emphasis"><text:span text:style-name="T81"><text:s text:c="12"/>// textBox1</text:span></text:span></text:p>
      <text:p text:style-name="Standard"><text:span text:style-name="Emphasis"><text:span text:style-name="T81"><text:s/>38 <text:s/></text:span></text:span><text:span text:style-name="Emphasis"><text:span text:style-name="T81"><text:s text:c="12"/>// </text:span></text:span></text:p>
      <text:p text:style-name="Standard"><text:span text:style-name="Emphasis"><text:span text:style-name="T81"><text:s/>39 <text:s/></text:span></text:span><text:span text:style-name="Emphasis"><text:span text:style-name="T81"><text:s text:c="12"/>textBox1.Location = new Point(12, 275);</text:span></text:span></text:p>
      <text:p text:style-name="Standard"><text:span text:style-name="Emphasis"><text:span text:style-name="T82"><text:s/>40 <text:s text:c="13"/>textBox1.Name = "textBox1";</text:span></text:span></text:p>
      <text:p text:style-name="Standard"><text:span text:style-name="Emphasis"><text:span text:style-name="T82"><text:s/>41 <text:s text:c="13"/>textBox1.Size = new Size(159, 23);</text:span></text:span></text:p>
      <text:p text:style-name="Standard"><text:span text:style-name="Emphasis"><text:span text:style-name="T82"><text:s/>42 <text:s text:c="13"/>textBox1.TabIndex = 1;</text:span></text:span></text:p>
      <text:p text:style-name="Standard"><text:span text:style-name="Emphasis"><text:span text:style-name="T82"><text:s/>43 <text:s text:c="13"/>textBox1.Text = "ФИО";</text:span></text:span></text:p>
      <text:p text:style-name="Standard"><text:span text:style-name="Emphasis"><text:span text:style-name="T82"><text:s/>44 <text:s text:c="13"/>// </text:span></text:span></text:p>
      <text:p text:style-name="Standard"><text:span text:style-name="Emphasis"><text:span text:style-name="T81"><text:s/>45 <text:s/></text:span></text:span><text:span text:style-name="Emphasis"><text:span text:style-name="T81"><text:s text:c="12"/>// textBox2</text:span></text:span></text:p>
      <text:p text:style-name="Standard"><text:span text:style-name="Emphasis"><text:span text:style-name="T81"><text:s/>46 <text:s/></text:span></text:span><text:span text:style-name="Emphasis"><text:span text:style-name="T81"><text:s text:c="12"/>// </text:span></text:span></text:p>
      <text:p text:style-name="Standard"><text:span text:style-name="Emphasis"><text:span text:style-name="T81"><text:s/>47 <text:s/></text:span></text:span><text:span text:style-name="Emphasis"><text:span text:style-name="T81"><text:s text:c="12"/>textBox2.Location = new Point(12, 304);</text:span></text:span></text:p>
      <text:p text:style-name="Standard"><text:soft-page-break/><text:span text:style-name="Emphasis"><text:span text:style-name="T82"><text:s/>48 <text:s text:c="13"/>textBox2.Name = "textBox2";</text:span></text:span></text:p>
      <text:p text:style-name="Standard"><text:span text:style-name="Emphasis"><text:span text:style-name="T82"><text:s/>49 <text:s text:c="13"/>textBox2.Size = new Size(159, 23);</text:span></text:span></text:p>
      <text:p text:style-name="Standard"><text:span text:style-name="Emphasis"><text:span text:style-name="T82"><text:s/>50 <text:s text:c="13"/>textBox2.TabIndex = 2;</text:span></text:span></text:p>
      <text:p text:style-name="Standard"><text:span text:style-name="Emphasis"><text:span text:style-name="T82"><text:s/>51 <text:s text:c="13"/>textBox2.Text = "Категория годности";</text:span></text:span></text:p>
      <text:p text:style-name="Standard"><text:span text:style-name="Emphasis"><text:span text:style-name="T82"><text:s/>52 <text:s text:c="13"/>// </text:span></text:span></text:p>
      <text:p text:style-name="Standard"><text:span text:style-name="Emphasis"><text:span text:style-name="T81"><text:s/>53 <text:s/></text:span></text:span><text:span text:style-name="Emphasis"><text:span text:style-name="T81"><text:s text:c="12"/>// textBox3</text:span></text:span></text:p>
      <text:p text:style-name="Standard"><text:span text:style-name="Emphasis"><text:span text:style-name="T81"><text:s/>54 <text:s/></text:span></text:span><text:span text:style-name="Emphasis"><text:span text:style-name="T81"><text:s text:c="12"/>// </text:span></text:span></text:p>
      <text:p text:style-name="Standard"><text:span text:style-name="Emphasis"><text:span text:style-name="T81"><text:s/>55 <text:s/></text:span></text:span><text:span text:style-name="Emphasis"><text:span text:style-name="T81"><text:s text:c="12"/>textBox3.Location = new Point(12, 333);</text:span></text:span></text:p>
      <text:p text:style-name="Standard"><text:span text:style-name="Emphasis"><text:span text:style-name="T82"><text:s/>56 <text:s text:c="13"/>textBox3.Name = "textBox3";</text:span></text:span></text:p>
      <text:p text:style-name="Standard"><text:span text:style-name="Emphasis"><text:span text:style-name="T82"><text:s/>57 <text:s text:c="13"/>textBox3.Size = new Size(159, 23);</text:span></text:span></text:p>
      <text:p text:style-name="Standard"><text:span text:style-name="Emphasis"><text:span text:style-name="T82"><text:s/>58 <text:s text:c="13"/>textBox3.TabIndex = 3;</text:span></text:span></text:p>
      <text:p text:style-name="Standard"><text:span text:style-name="Emphasis"><text:span text:style-name="T82"><text:s/>59 <text:s text:c="13"/>textBox3.Text = "Род войск";</text:span></text:span></text:p>
      <text:p text:style-name="Standard"><text:span text:style-name="Emphasis"><text:span text:style-name="T82"><text:s/>60 <text:s text:c="13"/>// </text:span></text:span></text:p>
      <text:p text:style-name="Standard"><text:span text:style-name="Emphasis"><text:span text:style-name="T81"><text:s/>61 <text:s/></text:span></text:span><text:span text:style-name="Emphasis"><text:span text:style-name="T81"><text:s text:c="12"/>// textBox4</text:span></text:span></text:p>
      <text:p text:style-name="Standard"><text:span text:style-name="Emphasis"><text:span text:style-name="T81"><text:s/>62 <text:s/></text:span></text:span><text:span text:style-name="Emphasis"><text:span text:style-name="T81"><text:s text:c="12"/>// </text:span></text:span></text:p>
      <text:p text:style-name="Standard"><text:span text:style-name="Emphasis"><text:span text:style-name="T81"><text:s/>63 <text:s/></text:span></text:span><text:span text:style-name="Emphasis"><text:span text:style-name="T81"><text:s text:c="12"/>textBox4.Location = new Point(12, 362);</text:span></text:span></text:p>
      <text:p text:style-name="Standard"><text:span text:style-name="Emphasis"><text:span text:style-name="T82"><text:s/>64 <text:s text:c="13"/>textBox4.Name = "textBox4";</text:span></text:span></text:p>
      <text:p text:style-name="Standard"><text:span text:style-name="Emphasis"><text:span text:style-name="T82"><text:s/>65 <text:s text:c="13"/>textBox4.Size = new Size(159, 23);</text:span></text:span></text:p>
      <text:p text:style-name="Standard"><text:span text:style-name="Emphasis"><text:span text:style-name="T82"><text:s/>66 <text:s text:c="13"/>textBox4.TabIndex = 4;</text:span></text:span></text:p>
      <text:p text:style-name="Standard"><text:span text:style-name="Emphasis"><text:span text:style-name="T82"><text:s/>67 <text:s text:c="13"/>textBox4.Text = "Адрес";</text:span></text:span></text:p>
      <text:p text:style-name="Standard"><text:span text:style-name="Emphasis"><text:span text:style-name="T82"><text:s/>68 <text:s text:c="13"/>// </text:span></text:span></text:p>
      <text:p text:style-name="Standard"><text:span text:style-name="Emphasis"><text:span text:style-name="T81"><text:s/>69 <text:s/></text:span></text:span><text:span text:style-name="Emphasis"><text:span text:style-name="T81"><text:s text:c="12"/>// textBox5</text:span></text:span></text:p>
      <text:p text:style-name="Standard"><text:span text:style-name="Emphasis"><text:span text:style-name="T81"><text:s/>70 <text:s/></text:span></text:span><text:span text:style-name="Emphasis"><text:span text:style-name="T81"><text:s text:c="12"/>// </text:span></text:span></text:p>
      <text:p text:style-name="Standard"><text:span text:style-name="Emphasis"><text:span text:style-name="T81"><text:s/>71 <text:s/></text:span></text:span><text:span text:style-name="Emphasis"><text:span text:style-name="T81"><text:s text:c="12"/>textBox5.Location = new Point(12, 391);</text:span></text:span></text:p>
      <text:p text:style-name="Standard"><text:span text:style-name="Emphasis"><text:span text:style-name="T82"><text:s/>72 <text:s text:c="13"/>textBox5.Name = "textBox5";</text:span></text:span></text:p>
      <text:p text:style-name="Standard"><text:span text:style-name="Emphasis"><text:span text:style-name="T82"><text:s/>73 <text:s text:c="13"/>textBox5.Size = new Size(159, 23);</text:span></text:span></text:p>
      <text:p text:style-name="Standard"><text:span text:style-name="Emphasis"><text:span text:style-name="T82"><text:s/>74 <text:s text:c="13"/>textBox5.TabIndex = 5;</text:span></text:span></text:p>
      <text:p text:style-name="Standard"><text:span text:style-name="Emphasis"><text:span text:style-name="T82"><text:s/>75 <text:s text:c="13"/>textBox5.Text = "Номер паспорта";</text:span></text:span></text:p>
      <text:p text:style-name="Standard"><text:span text:style-name="Emphasis"><text:span text:style-name="T82"><text:s/>76 <text:s text:c="13"/>// </text:span></text:span></text:p>
      <text:p text:style-name="Standard"><text:span text:style-name="Emphasis"><text:span text:style-name="T81"><text:s/>77 <text:s/></text:span></text:span><text:span text:style-name="Emphasis"><text:span text:style-name="T81"><text:s text:c="12"/>// textBox6</text:span></text:span></text:p>
      <text:p text:style-name="Standard"><text:span text:style-name="Emphasis"><text:span text:style-name="T81"><text:s/>78 <text:s/></text:span></text:span><text:span text:style-name="Emphasis"><text:span text:style-name="T81"><text:s text:c="12"/>// </text:span></text:span></text:p>
      <text:p text:style-name="Standard"><text:span text:style-name="Emphasis"><text:span text:style-name="T81"><text:s/>79 <text:s/></text:span></text:span><text:span text:style-name="Emphasis"><text:span text:style-name="T81"><text:s text:c="12"/>textBox6.Location = new Point(12, 420);</text:span></text:span></text:p>
      <text:p text:style-name="Standard"><text:span text:style-name="Emphasis"><text:span text:style-name="T82"><text:s/>80 <text:s text:c="13"/>textBox6.Name = "textBox6";</text:span></text:span></text:p>
      <text:p text:style-name="Standard"><text:span text:style-name="Emphasis"><text:span text:style-name="T82"><text:s/>81 <text:s text:c="13"/>textBox6.Size = new Size(159, 23);</text:span></text:span></text:p>
      <text:p text:style-name="Standard"><text:span text:style-name="Emphasis"><text:span text:style-name="T82"><text:s/>82 <text:s text:c="13"/>textBox6.TabIndex = 6;</text:span></text:span></text:p>
      <text:p text:style-name="Standard"><text:span text:style-name="Emphasis"><text:span text:style-name="T82"><text:s/>83 <text:s text:c="13"/>textBox6.Text = "Серия паспорта";</text:span></text:span></text:p>
      <text:p text:style-name="Standard"><text:span text:style-name="Emphasis"><text:span text:style-name="T82"><text:s/>84 <text:s text:c="13"/>// </text:span></text:span></text:p>
      <text:p text:style-name="Standard"><text:span text:style-name="Emphasis"><text:span text:style-name="T81"><text:s/>85 <text:s/></text:span></text:span><text:span text:style-name="Emphasis"><text:span text:style-name="T81"><text:s text:c="12"/>// button1</text:span></text:span></text:p>
      <text:p text:style-name="Standard"><text:span text:style-name="Emphasis"><text:span text:style-name="T81"><text:s/>86 <text:s/></text:span></text:span><text:span text:style-name="Emphasis"><text:span text:style-name="T81"><text:s text:c="12"/>// </text:span></text:span></text:p>
      <text:p text:style-name="Standard"><text:span text:style-name="Emphasis"><text:span text:style-name="T81"><text:s/>87 <text:s/></text:span></text:span><text:span text:style-name="Emphasis"><text:span text:style-name="T81"><text:s text:c="12"/>button1.Location = new Point(499, 261);</text:span></text:span></text:p>
      <text:p text:style-name="Standard"><text:span text:style-name="Emphasis"><text:span text:style-name="T82"><text:s/>88 <text:s text:c="13"/>button1.Name = "button1";</text:span></text:span></text:p>
      <text:p text:style-name="Standard"><text:span text:style-name="Emphasis"><text:span text:style-name="T82"><text:s/>89 <text:s text:c="13"/>button1.Size = new Size(289, 23);</text:span></text:span></text:p>
      <text:p text:style-name="Standard"><text:span text:style-name="Emphasis"><text:span text:style-name="T82"><text:s/>90 <text:s text:c="13"/>button1.TabIndex = 7;</text:span></text:span></text:p>
      <text:p text:style-name="Standard"><text:span text:style-name="Emphasis"><text:span text:style-name="T82"><text:s/>91 <text:s text:c="13"/>button1.Text = "Добавить";</text:span></text:span></text:p>
      <text:p text:style-name="Standard"><text:span text:style-name="Emphasis"><text:span text:style-name="T82"><text:s/>92 <text:s text:c="13"/>button1.UseVisualStyleBackColor = true;</text:span></text:span></text:p>
      <text:p text:style-name="Standard"><text:span text:style-name="Emphasis"><text:span text:style-name="T82"><text:s/>93 <text:s text:c="13"/>button1.Click += button1_Click;</text:span></text:span></text:p>
      <text:p text:style-name="Standard"><text:span text:style-name="Emphasis"><text:span text:style-name="T82"><text:s/>94 <text:s text:c="13"/>// </text:span></text:span></text:p>
      <text:p text:style-name="Standard"><text:span text:style-name="Emphasis"><text:span text:style-name="T81"><text:s/>95 <text:s/></text:span></text:span><text:span text:style-name="Emphasis"><text:span text:style-name="T81"><text:s text:c="12"/>// button2</text:span></text:span></text:p>
      <text:p text:style-name="Standard"><text:span text:style-name="Emphasis"><text:span text:style-name="T81"><text:s/>96 <text:s/></text:span></text:span><text:span text:style-name="Emphasis"><text:span text:style-name="T81"><text:s text:c="12"/>// </text:span></text:span></text:p>
      <text:p text:style-name="Standard"><text:span text:style-name="Emphasis"><text:span text:style-name="T81"><text:s/>97 <text:s/></text:span></text:span><text:span text:style-name="Emphasis"><text:span text:style-name="T81"><text:s text:c="12"/>button2.Location = new Point(499, 435);</text:span></text:span></text:p>
      <text:p text:style-name="Standard"><text:span text:style-name="Emphasis"><text:span text:style-name="T82"><text:s/>98 <text:s text:c="13"/>button2.Name = "button2";</text:span></text:span></text:p>
      <text:p text:style-name="Standard"><text:span text:style-name="Emphasis"><text:span text:style-name="T82"><text:s/>99 <text:s text:c="13"/>button2.Size = new Size(289, 23);</text:span></text:span></text:p>
      <text:p text:style-name="Standard"><text:span text:style-name="Emphasis"><text:span text:style-name="T82">100 <text:s text:c="13"/>button2.TabIndex = 8;</text:span></text:span></text:p>
      <text:p text:style-name="Standard"><text:span text:style-name="Emphasis"><text:span text:style-name="T82">101 <text:s text:c="13"/>button2.Text = "Очистить список";</text:span></text:span></text:p>
      <text:p text:style-name="Standard"><text:span text:style-name="Emphasis"><text:span text:style-name="T82">102 <text:s text:c="13"/>button2.UseVisualStyleBackColor = true;</text:span></text:span></text:p>
      <text:p text:style-name="Standard"><text:soft-page-break/><text:span text:style-name="Emphasis"><text:span text:style-name="T82">103 <text:s text:c="13"/>button2.Click += button2_Click;</text:span></text:span></text:p>
      <text:p text:style-name="Standard"><text:span text:style-name="Emphasis"><text:span text:style-name="T82">104 <text:s text:c="13"/>// </text:span></text:span></text:p>
      <text:p text:style-name="Standard"><text:span text:style-name="Emphasis"><text:span text:style-name="T81">105 <text:s/></text:span></text:span><text:span text:style-name="Emphasis"><text:span text:style-name="T81"><text:s text:c="12"/>// button3</text:span></text:span></text:p>
      <text:p text:style-name="Standard"><text:span text:style-name="Emphasis"><text:span text:style-name="T81">106 <text:s/></text:span></text:span><text:span text:style-name="Emphasis"><text:span text:style-name="T81"><text:s text:c="12"/>// </text:span></text:span></text:p>
      <text:p text:style-name="Standard"><text:span text:style-name="Emphasis"><text:span text:style-name="T81">107 <text:s/></text:span></text:span><text:span text:style-name="Emphasis"><text:span text:style-name="T81"><text:s text:c="12"/>button3.Location = new Point(499, 464);</text:span></text:span></text:p>
      <text:p text:style-name="Standard"><text:span text:style-name="Emphasis"><text:span text:style-name="T82">108 <text:s text:c="13"/>button3.Name = "button3";</text:span></text:span></text:p>
      <text:p text:style-name="Standard"><text:span text:style-name="Emphasis"><text:span text:style-name="T82">109 <text:s text:c="13"/>button3.Size = new Size(285, 23);</text:span></text:span></text:p>
      <text:p text:style-name="Standard"><text:span text:style-name="Emphasis"><text:span text:style-name="T82">110 <text:s text:c="13"/>button3.TabIndex = 14;</text:span></text:span></text:p>
      <text:p text:style-name="Standard"><text:span text:style-name="Emphasis"><text:span text:style-name="T82">111 <text:s text:c="13"/>button3.Text = "Загрузить в БД";</text:span></text:span></text:p>
      <text:p text:style-name="Standard"><text:span text:style-name="Emphasis"><text:span text:style-name="T82">112 <text:s text:c="13"/>button3.UseVisualStyleBackColor = true;</text:span></text:span></text:p>
      <text:p text:style-name="Standard"><text:span text:style-name="Emphasis"><text:span text:style-name="T82">113 <text:s text:c="13"/>button3.Click += button3_Click;</text:span></text:span></text:p>
      <text:p text:style-name="Standard"><text:span text:style-name="Emphasis"><text:span text:style-name="T82">114 <text:s text:c="13"/>// </text:span></text:span></text:p>
      <text:p text:style-name="Standard"><text:span text:style-name="Emphasis"><text:span text:style-name="T81">115 <text:s/></text:span></text:span><text:span text:style-name="Emphasis"><text:span text:style-name="T81"><text:s text:c="12"/>// checkedListBox1</text:span></text:span></text:p>
      <text:p text:style-name="Standard"><text:span text:style-name="Emphasis"><text:span text:style-name="T81">116 <text:s/></text:span></text:span><text:span text:style-name="Emphasis"><text:span text:style-name="T81"><text:s text:c="12"/>// </text:span></text:span></text:p>
      <text:p text:style-name="Standard"><text:span text:style-name="Emphasis"><text:span text:style-name="T81">117 <text:s/></text:span></text:span><text:span text:style-name="Emphasis"><text:span text:style-name="T81"><text:s text:c="12"/>checkedListBox1.FormattingEnabled = true;</text:span></text:span></text:p>
      <text:p text:style-name="Standard"><text:span text:style-name="Emphasis"><text:span text:style-name="T82">118 <text:s text:c="13"/>checkedListBox1.Location = new Point(12, 17);</text:span></text:span></text:p>
      <text:p text:style-name="Standard"><text:span text:style-name="Emphasis"><text:span text:style-name="T82">119 <text:s text:c="13"/>checkedListBox1.Name = "checkedListBox1";</text:span></text:span></text:p>
      <text:p text:style-name="Standard"><text:span text:style-name="Emphasis"><text:span text:style-name="T82">120 <text:s text:c="13"/>checkedListBox1.Size = new Size(777, 238);</text:span></text:span></text:p>
      <text:p text:style-name="Standard"><text:span text:style-name="Emphasis"><text:span text:style-name="T82">121 <text:s text:c="13"/>checkedListBox1.TabIndex = 16;</text:span></text:span></text:p>
      <text:p text:style-name="Standard"><text:span text:style-name="Emphasis"><text:span text:style-name="T82">122 <text:s text:c="13"/>// </text:span></text:span></text:p>
      <text:p text:style-name="Standard"><text:span text:style-name="Emphasis"><text:span text:style-name="T81">123 <text:s/></text:span></text:span><text:span text:style-name="Emphasis"><text:span text:style-name="T81"><text:s text:c="12"/>// button4</text:span></text:span></text:p>
      <text:p text:style-name="Standard"><text:span text:style-name="Emphasis"><text:span text:style-name="T81">124 <text:s/></text:span></text:span><text:span text:style-name="Emphasis"><text:span text:style-name="T81"><text:s text:c="12"/>// </text:span></text:span></text:p>
      <text:p text:style-name="Standard"><text:span text:style-name="Emphasis"><text:span text:style-name="T81">125 <text:s/></text:span></text:span><text:span text:style-name="Emphasis"><text:span text:style-name="T81"><text:s text:c="12"/>button4.Location = new Point(500, 290);</text:span></text:span></text:p>
      <text:p text:style-name="Standard"><text:span text:style-name="Emphasis"><text:span text:style-name="T82">126 <text:s text:c="13"/>button4.Name = "button4";</text:span></text:span></text:p>
      <text:p text:style-name="Standard"><text:span text:style-name="Emphasis"><text:span text:style-name="T82">127 <text:s text:c="13"/>button4.Size = new Size(289, 23);</text:span></text:span></text:p>
      <text:p text:style-name="Standard"><text:span text:style-name="Emphasis"><text:span text:style-name="T82">128 <text:s text:c="13"/>button4.TabIndex = 17;</text:span></text:span></text:p>
      <text:p text:style-name="Standard"><text:span text:style-name="Emphasis"><text:span text:style-name="T82">129 <text:s text:c="13"/>button4.Text = "Удалить выбранного";</text:span></text:span></text:p>
      <text:p text:style-name="Standard"><text:span text:style-name="Emphasis"><text:span text:style-name="T82">130 <text:s text:c="13"/>button4.UseVisualStyleBackColor = true;</text:span></text:span></text:p>
      <text:p text:style-name="Standard"><text:span text:style-name="Emphasis"><text:span text:style-name="T82">131 <text:s text:c="13"/>button4.Click += button4_Click;</text:span></text:span></text:p>
      <text:p text:style-name="Standard"><text:span text:style-name="Emphasis"><text:span text:style-name="T82">132 <text:s text:c="13"/>// </text:span></text:span></text:p>
      <text:p text:style-name="Standard"><text:span text:style-name="Emphasis"><text:span text:style-name="T81">133 <text:s/></text:span></text:span><text:span text:style-name="Emphasis"><text:span text:style-name="T81"><text:s text:c="12"/>// button5</text:span></text:span></text:p>
      <text:p text:style-name="Standard"><text:span text:style-name="Emphasis"><text:span text:style-name="T81">134 <text:s/></text:span></text:span><text:span text:style-name="Emphasis"><text:span text:style-name="T81"><text:s text:c="12"/>// </text:span></text:span></text:p>
      <text:p text:style-name="Standard"><text:span text:style-name="Emphasis"><text:span text:style-name="T81">135 <text:s/></text:span></text:span><text:span text:style-name="Emphasis"><text:span text:style-name="T81"><text:s text:c="12"/>button5.Location = new Point(500, 493);</text:span></text:span></text:p>
      <text:p text:style-name="Standard"><text:span text:style-name="Emphasis"><text:span text:style-name="T82">136 <text:s text:c="13"/>button5.Name = "button5";</text:span></text:span></text:p>
      <text:p text:style-name="Standard"><text:span text:style-name="Emphasis"><text:span text:style-name="T82">137 <text:s text:c="13"/>button5.Size = new Size(285, 23);</text:span></text:span></text:p>
      <text:p text:style-name="Standard"><text:span text:style-name="Emphasis"><text:span text:style-name="T82">138 <text:s text:c="13"/>button5.TabIndex = 18;</text:span></text:span></text:p>
      <text:p text:style-name="Standard"><text:span text:style-name="Emphasis"><text:span text:style-name="T82">139 <text:s text:c="13"/>button5.Text = "Записать в файл";</text:span></text:span></text:p>
      <text:p text:style-name="Standard"><text:span text:style-name="Emphasis"><text:span text:style-name="T82">140 <text:s text:c="13"/>button5.UseVisualStyleBackColor = true;</text:span></text:span></text:p>
      <text:p text:style-name="Standard"><text:span text:style-name="Emphasis"><text:span text:style-name="T82">141 <text:s text:c="13"/>button5.Click += button5_Click;</text:span></text:span></text:p>
      <text:p text:style-name="Standard"><text:span text:style-name="Emphasis"><text:span text:style-name="T82">142 <text:s text:c="13"/>// </text:span></text:span></text:p>
      <text:p text:style-name="Standard"><text:span text:style-name="Emphasis"><text:span text:style-name="T81">143 <text:s/></text:span></text:span><text:span text:style-name="Emphasis"><text:span text:style-name="T81"><text:s text:c="12"/>// button6</text:span></text:span></text:p>
      <text:p text:style-name="Standard"><text:span text:style-name="Emphasis"><text:span text:style-name="T81">144 <text:s/></text:span></text:span><text:span text:style-name="Emphasis"><text:span text:style-name="T81"><text:s text:c="12"/>// </text:span></text:span></text:p>
      <text:p text:style-name="Standard"><text:span text:style-name="Emphasis"><text:span text:style-name="T81">145 <text:s/></text:span></text:span><text:span text:style-name="Emphasis"><text:span text:style-name="T81"><text:s text:c="12"/>button6.Location = new Point(12, 513);</text:span></text:span></text:p>
      <text:p text:style-name="Standard"><text:span text:style-name="Emphasis"><text:span text:style-name="T82">146 <text:s text:c="13"/>button6.Name = "button6";</text:span></text:span></text:p>
      <text:p text:style-name="Standard"><text:span text:style-name="Emphasis"><text:span text:style-name="T82">147 <text:s text:c="13"/>button6.Size = new Size(135, 23);</text:span></text:span></text:p>
      <text:p text:style-name="Standard"><text:span text:style-name="Emphasis"><text:span text:style-name="T82">148 <text:s text:c="13"/>button6.TabIndex = 19;</text:span></text:span></text:p>
      <text:p text:style-name="Standard"><text:span text:style-name="Emphasis"><text:span text:style-name="T82">149 <text:s text:c="13"/>button6.Text = "ВЫХОД";</text:span></text:span></text:p>
      <text:p text:style-name="Standard"><text:span text:style-name="Emphasis"><text:span text:style-name="T82">150 <text:s text:c="13"/>button6.UseVisualStyleBackColor = true;</text:span></text:span></text:p>
      <text:p text:style-name="Standard"><text:span text:style-name="Emphasis"><text:span text:style-name="T82">151 <text:s text:c="13"/>button6.Click += button6_Click;</text:span></text:span></text:p>
      <text:p text:style-name="Standard"><text:span text:style-name="Emphasis"><text:span text:style-name="T82">152 <text:s text:c="13"/>// </text:span></text:span></text:p>
      <text:p text:style-name="Standard"><text:span text:style-name="Emphasis"><text:span text:style-name="T81">153 <text:s/></text:span></text:span><text:span text:style-name="Emphasis"><text:span text:style-name="T81"><text:s text:c="12"/>// button7</text:span></text:span></text:p>
      <text:p text:style-name="Standard"><text:span text:style-name="Emphasis"><text:span text:style-name="T81">154 <text:s/></text:span></text:span><text:span text:style-name="Emphasis"><text:span text:style-name="T81"><text:s text:c="12"/>// </text:span></text:span></text:p>
      <text:p text:style-name="Standard"><text:span text:style-name="Emphasis"><text:span text:style-name="T81">155 <text:s/></text:span></text:span><text:span text:style-name="Emphasis"><text:span text:style-name="T81"><text:s text:c="12"/>button7.Location = new Point(500, 319);</text:span></text:span></text:p>
      <text:p text:style-name="Standard"><text:span text:style-name="Emphasis"><text:span text:style-name="T82">156 <text:s text:c="13"/>button7.Name = "button7";</text:span></text:span></text:p>
      <text:p text:style-name="Standard"><text:span text:style-name="Emphasis"><text:span text:style-name="T82">157 <text:s text:c="13"/>button7.Size = new Size(289, 23);</text:span></text:span></text:p>
      <text:p text:style-name="Standard"><text:soft-page-break/><text:span text:style-name="Emphasis"><text:span text:style-name="T82">158 <text:s text:c="13"/>button7.TabIndex = 20;</text:span></text:span></text:p>
      <text:p text:style-name="Standard"><text:span text:style-name="Emphasis"><text:span text:style-name="T82">159 <text:s text:c="13"/>button7.Text = "Отправить на СВО";</text:span></text:span></text:p>
      <text:p text:style-name="Standard"><text:span text:style-name="Emphasis"><text:span text:style-name="T82">160 <text:s text:c="13"/>button7.UseVisualStyleBackColor = true;</text:span></text:span></text:p>
      <text:p text:style-name="Standard"><text:span text:style-name="Emphasis"><text:span text:style-name="T82">161 <text:s text:c="13"/>button7.Click += button7_Click;</text:span></text:span></text:p>
      <text:p text:style-name="Standard"><text:span text:style-name="Emphasis"><text:span text:style-name="T82">162 <text:s text:c="13"/>// </text:span></text:span></text:p>
      <text:p text:style-name="Standard"><text:span text:style-name="Emphasis"><text:span text:style-name="T81">163 <text:s/></text:span></text:span><text:span text:style-name="Emphasis"><text:span text:style-name="T81"><text:s text:c="12"/>// button8</text:span></text:span></text:p>
      <text:p text:style-name="Standard"><text:span text:style-name="Emphasis"><text:span text:style-name="T81">164 <text:s/></text:span></text:span><text:span text:style-name="Emphasis"><text:span text:style-name="T81"><text:s text:c="12"/>// </text:span></text:span></text:p>
      <text:p text:style-name="Standard"><text:span text:style-name="Emphasis"><text:span text:style-name="T81">165 <text:s/></text:span></text:span><text:span text:style-name="Emphasis"><text:span text:style-name="T81"><text:s text:c="12"/>button8.Location = new Point(500, 348);</text:span></text:span></text:p>
      <text:p text:style-name="Standard"><text:span text:style-name="Emphasis"><text:span text:style-name="T82">166 <text:s text:c="13"/>button8.Name = "button8";</text:span></text:span></text:p>
      <text:p text:style-name="Standard"><text:span text:style-name="Emphasis"><text:span text:style-name="T82">167 <text:s text:c="13"/>button8.Size = new Size(289, 23);</text:span></text:span></text:p>
      <text:p text:style-name="Standard"><text:span text:style-name="Emphasis"><text:span text:style-name="T82">168 <text:s text:c="13"/>button8.TabIndex = 21;</text:span></text:span></text:p>
      <text:p text:style-name="Standard"><text:span text:style-name="Emphasis"><text:span text:style-name="T82">169 <text:s text:c="13"/>button8.Text = "Освободить от призыва";</text:span></text:span></text:p>
      <text:p text:style-name="Standard"><text:span text:style-name="Emphasis"><text:span text:style-name="T82">170 <text:s text:c="13"/>button8.UseVisualStyleBackColor = true;</text:span></text:span></text:p>
      <text:p text:style-name="Standard"><text:span text:style-name="Emphasis"><text:span text:style-name="T82">171 <text:s text:c="13"/>button8.Click += button8_Click;</text:span></text:span></text:p>
      <text:p text:style-name="Standard"><text:span text:style-name="Emphasis"><text:span text:style-name="T82">172 <text:s text:c="13"/>// </text:span></text:span></text:p>
      <text:p text:style-name="Standard"><text:span text:style-name="Emphasis"><text:span text:style-name="T81">173 <text:s/></text:span></text:span><text:span text:style-name="Emphasis"><text:span text:style-name="T81"><text:s text:c="12"/>// button9</text:span></text:span></text:p>
      <text:p text:style-name="Standard"><text:span text:style-name="Emphasis"><text:span text:style-name="T81">174 <text:s/></text:span></text:span><text:span text:style-name="Emphasis"><text:span text:style-name="T81"><text:s text:c="12"/>// </text:span></text:span></text:p>
      <text:p text:style-name="Standard"><text:span text:style-name="Emphasis"><text:span text:style-name="T81">175 <text:s/></text:span></text:span><text:span text:style-name="Emphasis"><text:span text:style-name="T81"><text:s text:c="12"/>button9.Location = new Point(500, 377);</text:span></text:span></text:p>
      <text:p text:style-name="Standard"><text:span text:style-name="Emphasis"><text:span text:style-name="T82">176 <text:s text:c="13"/>button9.Name = "button9";</text:span></text:span></text:p>
      <text:p text:style-name="Standard"><text:span text:style-name="Emphasis"><text:span text:style-name="T82">177 <text:s text:c="13"/>button9.Size = new Size(289, 23);</text:span></text:span></text:p>
      <text:p text:style-name="Standard"><text:span text:style-name="Emphasis"><text:span text:style-name="T82">178 <text:s text:c="13"/>button9.TabIndex = 22;</text:span></text:span></text:p>
      <text:p text:style-name="Standard"><text:span text:style-name="Emphasis"><text:span text:style-name="T82">179 <text:s text:c="13"/>button9.Text = "Отправить в учебный центр";</text:span></text:span></text:p>
      <text:p text:style-name="Standard"><text:span text:style-name="Emphasis"><text:span text:style-name="T82">180 <text:s text:c="13"/>button9.UseVisualStyleBackColor = true;</text:span></text:span></text:p>
      <text:p text:style-name="Standard"><text:span text:style-name="Emphasis"><text:span text:style-name="T82">181 <text:s text:c="13"/>button9.Click += button9_Click;</text:span></text:span></text:p>
      <text:p text:style-name="Standard"><text:span text:style-name="Emphasis"><text:span text:style-name="T82">182 <text:s text:c="13"/>// </text:span></text:span></text:p>
      <text:p text:style-name="Standard"><text:span text:style-name="Emphasis"><text:span text:style-name="T81">183 <text:s/></text:span></text:span><text:span text:style-name="Emphasis"><text:span text:style-name="T81"><text:s text:c="12"/>// button10</text:span></text:span></text:p>
      <text:p text:style-name="Standard"><text:span text:style-name="Emphasis"><text:span text:style-name="T81">184 <text:s/></text:span></text:span><text:span text:style-name="Emphasis"><text:span text:style-name="T81"><text:s text:c="12"/>// </text:span></text:span></text:p>
      <text:p text:style-name="Standard"><text:span text:style-name="Emphasis"><text:span text:style-name="T81">185 <text:s/></text:span></text:span><text:span text:style-name="Emphasis"><text:span text:style-name="T81"><text:s text:c="12"/>button10.Location = new Point(500, 406);</text:span></text:span></text:p>
      <text:p text:style-name="Standard"><text:span text:style-name="Emphasis"><text:span text:style-name="T82">186 <text:s text:c="13"/>button10.Name = "button10";</text:span></text:span></text:p>
      <text:p text:style-name="Standard"><text:span text:style-name="Emphasis"><text:span text:style-name="T82">187 <text:s text:c="13"/>button10.Size = new Size(289, 23);</text:span></text:span></text:p>
      <text:p text:style-name="Standard"><text:span text:style-name="Emphasis"><text:span text:style-name="T82">188 <text:s text:c="13"/>button10.TabIndex = 23;</text:span></text:span></text:p>
      <text:p text:style-name="Standard"><text:span text:style-name="Emphasis"><text:span text:style-name="T82">189 <text:s text:c="13"/>button10.Text = "Отправить в военный ВУЗ";</text:span></text:span></text:p>
      <text:p text:style-name="Standard"><text:span text:style-name="Emphasis"><text:span text:style-name="T82">190 <text:s text:c="13"/>button10.UseVisualStyleBackColor = true;</text:span></text:span></text:p>
      <text:p text:style-name="Standard"><text:span text:style-name="Emphasis"><text:span text:style-name="T82">191 <text:s text:c="13"/>button10.Click += button10_Click;</text:span></text:span></text:p>
      <text:p text:style-name="Standard"><text:span text:style-name="Emphasis"><text:span text:style-name="T82">192 <text:s text:c="13"/>// </text:span></text:span></text:p>
      <text:p text:style-name="Standard"><text:span text:style-name="Emphasis"><text:span text:style-name="T81">193 <text:s/></text:span></text:span><text:span text:style-name="Emphasis"><text:span text:style-name="T81"><text:s text:c="12"/>// Form1</text:span></text:span></text:p>
      <text:p text:style-name="Standard"><text:span text:style-name="Emphasis"><text:span text:style-name="T81">194 <text:s/></text:span></text:span><text:span text:style-name="Emphasis"><text:span text:style-name="T81"><text:s text:c="12"/>// </text:span></text:span></text:p>
      <text:p text:style-name="Standard"><text:span text:style-name="Emphasis"><text:span text:style-name="T81">195 <text:s/></text:span></text:span><text:span text:style-name="Emphasis"><text:span text:style-name="T81"><text:s text:c="12"/>AutoScaleDimensions = new SizeF(7F, 15F);</text:span></text:span></text:p>
      <text:p text:style-name="Standard"><text:span text:style-name="Emphasis"><text:span text:style-name="T82">196 <text:s text:c="13"/>AutoScaleMode = AutoScaleMode.Font;</text:span></text:span></text:p>
      <text:p text:style-name="Standard"><text:span text:style-name="Emphasis"><text:span text:style-name="T82">197 <text:s text:c="13"/>ClientSize = new Size(797, 548);</text:span></text:span></text:p>
      <text:p text:style-name="Standard"><text:span text:style-name="Emphasis"><text:span text:style-name="T82">198 <text:s text:c="13"/>Controls.Add(button10);</text:span></text:span></text:p>
      <text:p text:style-name="Standard"><text:span text:style-name="Emphasis"><text:span text:style-name="T82">199 <text:s text:c="13"/>Controls.Add(button9);</text:span></text:span></text:p>
      <text:p text:style-name="Standard"><text:span text:style-name="Emphasis"><text:span text:style-name="T82">200 <text:s text:c="13"/>Controls.Add(button8);</text:span></text:span></text:p>
      <text:p text:style-name="Standard"><text:span text:style-name="Emphasis"><text:span text:style-name="T82">201 <text:s text:c="13"/>Controls.Add(button7);</text:span></text:span></text:p>
      <text:p text:style-name="Standard"><text:span text:style-name="Emphasis"><text:span text:style-name="T82">202 <text:s text:c="13"/>Controls.Add(button6);</text:span></text:span></text:p>
      <text:p text:style-name="Standard"><text:span text:style-name="Emphasis"><text:span text:style-name="T82">203 <text:s text:c="13"/>Controls.Add(button5);</text:span></text:span></text:p>
      <text:p text:style-name="Standard"><text:span text:style-name="Emphasis"><text:span text:style-name="T82">204 <text:s text:c="13"/>Controls.Add(button4);</text:span></text:span></text:p>
      <text:p text:style-name="Standard"><text:span text:style-name="Emphasis"><text:span text:style-name="T82">205 <text:s text:c="13"/>Controls.Add(checkedListBox1);</text:span></text:span></text:p>
      <text:p text:style-name="Standard"><text:span text:style-name="Emphasis"><text:span text:style-name="T82">206 <text:s text:c="13"/>Controls.Add(button3);</text:span></text:span></text:p>
      <text:p text:style-name="Standard"><text:span text:style-name="Emphasis"><text:span text:style-name="T82">207 <text:s text:c="13"/>Controls.Add(button2);</text:span></text:span></text:p>
      <text:p text:style-name="Standard"><text:span text:style-name="Emphasis"><text:span text:style-name="T82">208 <text:s text:c="13"/>Controls.Add(button1);</text:span></text:span></text:p>
      <text:p text:style-name="Standard"><text:span text:style-name="Emphasis"><text:span text:style-name="T82">209 <text:s text:c="13"/>Controls.Add(textBox6);</text:span></text:span></text:p>
      <text:p text:style-name="Standard"><text:span text:style-name="Emphasis"><text:span text:style-name="T82">210 <text:s text:c="13"/>Controls.Add(textBox5);</text:span></text:span></text:p>
      <text:p text:style-name="Standard"><text:span text:style-name="Emphasis"><text:span text:style-name="T82">211 <text:s text:c="13"/>Controls.Add(textBox4);</text:span></text:span></text:p>
      <text:p text:style-name="Standard"><text:span text:style-name="Emphasis"><text:span text:style-name="T82">212 <text:s text:c="13"/>Controls.Add(textBox3);</text:span></text:span></text:p>
      <text:p text:style-name="Standard"><text:soft-page-break/><text:span text:style-name="Emphasis"><text:span text:style-name="T82">213 <text:s text:c="13"/>Controls.Add(textBox2);</text:span></text:span></text:p>
      <text:p text:style-name="Standard"><text:span text:style-name="Emphasis"><text:span text:style-name="T82">214 <text:s text:c="13"/>Controls.Add(textBox1);</text:span></text:span></text:p>
      <text:p text:style-name="Standard"><text:span text:style-name="Emphasis"><text:span text:style-name="T82">215 <text:s text:c="13"/>Name = "Военкомат";</text:span></text:span></text:p>
      <text:p text:style-name="Standard"><text:span text:style-name="Emphasis"><text:span text:style-name="T82">216 <text:s text:c="13"/>Text = "Военкомат";</text:span></text:span></text:p>
      <text:p text:style-name="Standard"><text:span text:style-name="Emphasis"><text:span text:style-name="T82">217 <text:s text:c="13"/>ResumeLayout(false);</text:span></text:span></text:p>
      <text:p text:style-name="Standard"><text:span text:style-name="Emphasis"><text:span text:style-name="T82">218 <text:s text:c="13"/>PerformLayout();</text:span></text:span></text:p>
      <text:p text:style-name="Standard"><text:span text:style-name="Emphasis"><text:span text:style-name="T82">219 <text:s text:c="9"/>}</text:span></text:span></text:p>
      <text:p text:style-name="Standard"><text:span text:style-name="Emphasis"><text:span text:style-name="T82">220 <text:s/></text:span></text:span></text:p>
      <text:p text:style-name="Standard"><text:span text:style-name="Emphasis"><text:span text:style-name="T82">221 <text:s text:c="9"/>#endregion</text:span></text:span></text:p>
      <text:p text:style-name="Standard"><text:span text:style-name="Emphasis"><text:span text:style-name="T82">222 <text:s text:c="9"/>private TextBox textBox1;</text:span></text:span></text:p>
      <text:p text:style-name="Standard"><text:span text:style-name="Emphasis"><text:span text:style-name="T82">223 <text:s text:c="9"/>private TextBox textBox2;</text:span></text:span></text:p>
      <text:p text:style-name="Standard"><text:span text:style-name="Emphasis"><text:span text:style-name="T82">224 <text:s text:c="9"/>private TextBox textBox3;</text:span></text:span></text:p>
      <text:p text:style-name="Standard"><text:span text:style-name="Emphasis"><text:span text:style-name="T82">225 <text:s text:c="9"/>private TextBox textBox4;</text:span></text:span></text:p>
      <text:p text:style-name="Standard"><text:span text:style-name="Emphasis"><text:span text:style-name="T82">226 <text:s text:c="9"/>private TextBox textBox5;</text:span></text:span></text:p>
      <text:p text:style-name="Standard"><text:span text:style-name="Emphasis"><text:span text:style-name="T82">227 <text:s text:c="9"/>private TextBox textBox6;</text:span></text:span></text:p>
      <text:p text:style-name="Standard"><text:span text:style-name="Emphasis"><text:span text:style-name="T82">228 <text:s text:c="9"/>private Button button1;</text:span></text:span></text:p>
      <text:p text:style-name="Standard"><text:span text:style-name="Emphasis"><text:span text:style-name="T82">229 <text:s text:c="9"/>private Button button2;</text:span></text:span></text:p>
      <text:p text:style-name="Standard"><text:span text:style-name="Emphasis"><text:span text:style-name="T82">230 <text:s text:c="9"/>private Button button3;</text:span></text:span></text:p>
      <text:p text:style-name="Standard"><text:span text:style-name="Emphasis"><text:span text:style-name="T82">231 <text:s text:c="9"/>private CheckedListBox checkedListBox1;</text:span></text:span></text:p>
      <text:p text:style-name="Standard"><text:span text:style-name="Emphasis"><text:span text:style-name="T82">232 <text:s text:c="9"/>private Button button4;</text:span></text:span></text:p>
      <text:p text:style-name="Standard"><text:span text:style-name="Emphasis"><text:span text:style-name="T82">233 <text:s text:c="9"/>private Button button5;</text:span></text:span></text:p>
      <text:p text:style-name="Standard"><text:span text:style-name="Emphasis"><text:span text:style-name="T82">234 <text:s text:c="9"/>private Button button6;</text:span></text:span></text:p>
      <text:p text:style-name="Standard"><text:span text:style-name="Emphasis"><text:span text:style-name="T82">235 <text:s text:c="9"/>private Button button7;</text:span></text:span></text:p>
      <text:p text:style-name="Standard"><text:span text:style-name="Emphasis"><text:span text:style-name="T82">236 <text:s text:c="9"/>private Button button8;</text:span></text:span></text:p>
      <text:p text:style-name="Standard"><text:span text:style-name="Emphasis"><text:span text:style-name="T82">237 <text:s text:c="9"/>private Button button9;</text:span></text:span></text:p>
      <text:p text:style-name="Standard"><text:span text:style-name="Emphasis"><text:span text:style-name="T82">238 <text:s text:c="9"/>private Button button10;</text:span></text:span></text:p>
      <text:p text:style-name="Standard"><text:span text:style-name="Emphasis"><text:span text:style-name="T82">239 <text:s text:c="5"/>}</text:span></text:span></text:p>
      <text:p text:style-name="Standard"><text:span text:style-name="T82">240 <text:s/>}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/>
    <style:font-face style:name="GTEestiPro" svg:font-family="GTEestiPro, Arial, sans-serif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 Sans" svg:font-family="'Open Sans', OpenSans, Arial, sans-serif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adornments="Жирный" style:font-family-generic="roman" style:font-pitch="variable"/>
    <style:font-face style:name="PT Astra Serif2" svg:font-family="'PT Astra Serif'" style:font-adornments="Жирный курсив" style:font-family-generic="roman" style:font-pitch="variable"/>
    <style:font-face style:name="PT Astra Serif3" svg:font-family="'PT Astra Serif'" style:font-adornments="Курсив" style:font-family-generic="roman" style:font-pitch="variable"/>
    <style:font-face style:name="Source Code Pro" svg:font-family="'Source Code Pro'" style:font-family-generic="modern" style:font-pitch="fixed"/>
    <style:font-face style:name="Source Code Pro Semibold" svg:font-family="'Source Code Pro Semibold'" style:font-adornments="Полужирный" style:font-pitch="fixed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1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loext:graphic-properties draw:fill="none" draw:fill-color="#729fcf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 style:page-number="auto" fo:background-color="transparent"/>
      <style:text-properties fo:font-style="normal" style:font-size-asian="10.5pt" style:font-style-asian="normal" style:font-style-complex="normal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729fcf"/>
      <style:paragraph-properties fo:margin-left="0cm" fo:margin-right="0cm" fo:margin-top="0cm" fo:margin-bottom="1cm" style:contextual-spacing="true" fo:line-height="100%" fo:text-align="center" style:justify-single-word="false" style:register-true="false" fo:text-indent="0cm" style:auto-text-indent="false" style:page-number="auto" fo:break-before="page" fo:background-color="transparent" fo:keep-with-next="always"/>
      <style:text-properties style:font-name="PT Astra Serif1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cm" fo:margin-bottom="1cm" style:contextual-spacing="true" fo:line-height="100%" fo:text-align="start" style:justify-single-word="false" fo:text-indent="0cm" style:auto-text-indent="false"/>
      <style:text-properties style:font-name="PT Astra Serif1" fo:font-family="'PT Astra Serif'" style:font-style-name="Жирный" style:font-family-generic="roman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auto-update="true" style:class="index">
      <style:paragraph-properties fo:margin-left="0cm" fo:margin-right="0cm" fo:line-height="150%" fo:text-align="center" style:justify-single-word="false" fo:text-indent="0cm" style:auto-text-indent="false" text:number-lines="false" text:line-number="0"/>
      <style:text-properties style:font-name="PT Astra Serif1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2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auto-update="true" style:class="extra">
      <style:text-properties fo:font-size="14pt" fo:font-style="normal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 style:master-page-name="">
      <loext:graphic-properties draw:fill="none" draw:fill-color="#729fcf"/>
      <style:paragraph-properties fo:margin-left="0cm" fo:margin-right="0cm" fo:margin-top="0.42cm" fo:margin-bottom="0.7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Заголовок_20_2_20_титул" style:display-name="Заголовок 2 титул" style:family="paragraph" style:parent-style-name="Heading_20_2" style:default-outline-level="" style:list-style-name="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auto-update="true" style:class="extra">
      <style:paragraph-properties fo:margin-top="0.199cm" fo:margin-bottom="0.21cm" style:contextual-spacing="false" fo:text-align="center" style:justify-single-word="false"/>
      <style:text-properties fo:font-size="14pt"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3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Обычный" style:family="paragraph">
      <style:paragraph-properties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Листинг" style:family="paragraph" style:parent-style-name="Caption">
      <style:text-properties style:font-name="PT Astra Serif2" fo:font-family="'PT Astra Serif'" style:font-style-name="Жирный курсив" style:font-family-generic="roman" style:font-pitch="variable" fo:font-size="12pt" fo:font-style="normal" fo:font-weight="bold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-complex="Times New Roman" style:font-family-complex="'Times New Roman'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2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WW8Num21z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text:style-name="WW8Num21z1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WW8Num21z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WW8Num21z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text:style-name="WW8Num21z1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text:style-name="WW8Num21z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text:style-name="WW8Num21z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0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Без_20_имени1" style:display-name="Без имени1" style:page-layout-name="Mpm5" draw:style-name="Mdp1"/>
    <style:master-page style:name="Left_20_Page" style:display-name="Left Page" style:page-layout-name="Mpm6" draw:style-name="Mdp1" style:next-style-name="Right_20_Page"/>
    <style:master-page style:name="Right_20_Page" style:display-name="Right Page" style:page-layout-name="Mpm7" draw:style-name="Mdp1" style:next-style-name="Left_20_Page"/>
    <style:master-page style:name="Envelope" style:page-layout-name="Mpm8" draw:style-name="Mdp1"/>
    <style:master-page style:name="Index" style:page-layout-name="Mpm9" draw:style-name="Mdp1"/>
    <style:master-page style:name="HTML" style:page-layout-name="Mpm10" draw:style-name="Mdp1"/>
    <style:master-page style:name="Landscape" style:page-layout-name="Mpm1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10:24:35.877000000</meta:creation-date>
    <meta:editing-duration>PT2H14M57S</meta:editing-duration>
    <meta:editing-cycles>20</meta:editing-cycles>
    <meta:generator>LibreOffice/24.8.3.2$Windows_X86_64 LibreOffice_project/48a6bac9e7e268aeb4c3483fcf825c94556d9f92</meta:generator>
    <dc:title>Реферат ГОСТ</dc:title>
    <dc:date>2024-11-26T10:53:53.854000000</dc:date>
    <meta:document-statistic meta:table-count="0" meta:image-count="0" meta:object-count="0" meta:page-count="20" meta:paragraph-count="567" meta:word-count="2763" meta:character-count="26057" meta:non-whitespace-character-count="17544"/>
  </office:meta>
</office:document-meta>
</file>